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Fonts/font17.ttf" manifest:media-type="application/x-font-ttf"/>
  <manifest:file-entry manifest:full-path="Fonts/font16.ttf" manifest:media-type="application/x-font-ttf"/>
  <manifest:file-entry manifest:full-path="Fonts/font18.ttf" manifest:media-type="application/x-font-ttf"/>
  <manifest:file-entry manifest:full-path="Fonts/font15.ttf" manifest:media-type="application/x-font-ttf"/>
  <manifest:file-entry manifest:full-path="Fonts/font14.ttf" manifest:media-type="application/x-font-ttf"/>
  <manifest:file-entry manifest:full-path="Fonts/font12.ttf" manifest:media-type="application/x-font-ttf"/>
  <manifest:file-entry manifest:full-path="Fonts/font9.ttf" manifest:media-type="application/x-font-ttf"/>
  <manifest:file-entry manifest:full-path="Fonts/font7.ttf" manifest:media-type="application/x-font-ttf"/>
  <manifest:file-entry manifest:full-path="Fonts/font11.ttf" manifest:media-type="application/x-font-ttf"/>
  <manifest:file-entry manifest:full-path="Fonts/font13.ttf" manifest:media-type="application/x-font-ttf"/>
  <manifest:file-entry manifest:full-path="Fonts/font6.ttf" manifest:media-type="application/x-font-ttf"/>
  <manifest:file-entry manifest:full-path="Fonts/font8.ttf" manifest:media-type="application/x-font-ttf"/>
  <manifest:file-entry manifest:full-path="Fonts/font5.ttf" manifest:media-type="application/x-font-ttf"/>
  <manifest:file-entry manifest:full-path="Fonts/font4.ttf" manifest:media-type="application/x-font-ttf"/>
  <manifest:file-entry manifest:full-path="Fonts/font19.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Fonts/font10.ttf" manifest:media-type="application/x-font-ttf"/>
  <manifest:file-entry manifest:full-path="Object 7/content.xml" manifest:media-type="text/xml"/>
  <manifest:file-entry manifest:full-path="Object 7/settings.xml" manifest:media-type="text/xml"/>
  <manifest:file-entry manifest:full-path="Object 7/"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src>
    </style:font-face>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ntarell" svg:font-family="Cantarell">
      <svg:font-face-src>
        <svg:font-face-uri xlink:href="Fonts/font2.ttf" xlink:type="simple"/>
        <svg:font-face-uri xlink:href="Fonts/font3.ttf" xlink:type="simple"/>
      </svg:font-face-src>
    </style:font-face>
    <style:font-face style:name="Tahoma2" svg:font-family="Tahoma"/>
    <style:font-face style:name="Courier New" svg:font-family="'Courier New'" style:font-family-generic="modern">
      <svg:font-face-src>
        <svg:font-face-uri xlink:href="Fonts/font4.ttf" xlink:type="simple"/>
        <svg:font-face-uri xlink:href="Fonts/font5.ttf" xlink:type="simple"/>
        <svg:font-face-uri xlink:href="Fonts/font6.ttf" xlink:type="simple"/>
        <svg:font-face-uri xlink:href="Fonts/font7.ttf" xlink:type="simple"/>
      </svg:font-face-src>
    </style:font-face>
    <style:font-face style:name="Courier" svg:font-family="Courier, 'Courier New'" style:font-family-generic="modern"/>
    <style:font-face style:name="Times New Roman1" svg:font-family="'Times New Roman'" style:font-family-generic="roman">
      <svg:font-face-src>
        <svg:font-face-uri xlink:href="Fonts/font8.ttf" xlink:type="simple"/>
        <svg:font-face-uri xlink:href="Fonts/font9.ttf" xlink:type="simple"/>
        <svg:font-face-uri xlink:href="Fonts/font10.ttf" xlink:type="simple"/>
        <svg:font-face-uri xlink:href="Fonts/font11.ttf" xlink:type="simple"/>
      </svg:font-face-src>
    </style:font-face>
    <style:font-face style:name="Times New Roman" svg:font-family="'Times New Roman'" style:font-family-generic="roman" style:font-pitch="variable">
      <svg:font-face-src>
        <svg:font-face-uri xlink:href="Fonts/font12.ttf" xlink:type="simple"/>
        <svg:font-face-uri xlink:href="Fonts/font13.ttf" xlink:type="simple"/>
        <svg:font-face-uri xlink:href="Fonts/font14.ttf" xlink:type="simple"/>
        <svg:font-face-uri xlink:href="Fonts/font15.ttf" xlink:type="simple"/>
      </svg:font-face-src>
    </style:font-face>
    <style:font-face style:name="Arial" svg:font-family="Arial" style:font-family-generic="swiss" style:font-pitch="variable">
      <svg:font-face-src>
        <svg:font-face-uri xlink:href="Fonts/font16.ttf" xlink:type="simple"/>
        <svg:font-face-uri xlink:href="Fonts/font17.ttf" xlink:type="simple"/>
        <svg:font-face-uri xlink:href="Fonts/font18.ttf" xlink:type="simple"/>
        <svg:font-face-uri xlink:href="Fonts/font19.ttf" xlink:type="simple"/>
      </svg:font-face-src>
    </style:font-face>
    <style:font-face style:name="Tahoma" svg:font-family="Tahoma" style:font-family-generic="swiss" style:font-pitch="variable"/>
    <style:font-face style:name="Bitstream Vera Sans"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3.999cm" table:align="center" style:may-break-between-rows="false" style:writing-mode="lr-tb"/>
    </style:style>
    <style:style style:name="Table1.A" style:family="table-column">
      <style:table-column-properties style:column-width="1.963cm"/>
    </style:style>
    <style:style style:name="Table1.B" style:family="table-column">
      <style:table-column-properties style:column-width="2.036cm"/>
    </style:style>
    <style:style style:name="Table1.1" style:family="table-row">
      <style:table-row-properties style:min-row-height="0.37cm" fo:keep-together="auto"/>
    </style:style>
    <style:style style:name="Table1.A1" style:family="table-cell">
      <style:table-cell-properties style:vertical-align="top" fo:background-color="#ffffb2" fo:padding-left="0.191cm" fo:padding-right="0.191cm" fo:padding-top="0cm" fo:padding-bottom="0cm" fo:border-left="1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ffffb2" fo:padding-left="0.191cm" fo:padding-right="0.191cm" fo:padding-top="0cm" fo:padding-bottom="0cm" fo:border-left="0.5pt solid #000000" fo:border-right="1pt solid #000000" fo:border-top="0.5pt solid #000000" fo:border-bottom="0.5pt solid #000000" style:writing-mode="lr-tb">
        <style:background-image/>
      </style:table-cell-properties>
    </style:style>
    <style:style style:name="Table1.A2" style:family="table-cell">
      <style:table-cell-properties style:vertical-align="top" fo:padding-left="0.191cm" fo:padding-right="0.191cm" fo:padding-top="0cm" fo:padding-bottom="0cm" fo:border-left="1pt solid #000000" fo:border-right="none" fo:border-top="none" fo:border-bottom="none" style:writing-mode="lr-tb"/>
    </style:style>
    <style:style style:name="Table1.B2"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Table1.A3" style:family="table-cell">
      <style:table-cell-properties style:vertical-align="top" fo:padding-left="0.191cm" fo:padding-right="0.191cm" fo:padding-top="0cm" fo:padding-bottom="0cm" fo:border-left="1pt solid #000000" fo:border-right="none" fo:border-top="none" fo:border-bottom="none" style:writing-mode="lr-tb"/>
    </style:style>
    <style:style style:name="Table1.B3"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Table1.A4" style:family="table-cell">
      <style:table-cell-properties style:vertical-align="top" fo:padding-left="0.191cm" fo:padding-right="0.191cm" fo:padding-top="0cm" fo:padding-bottom="0cm" fo:border-left="1pt solid #000000" fo:border-right="none" fo:border-top="none" fo:border-bottom="none" style:writing-mode="lr-tb"/>
    </style:style>
    <style:style style:name="Table1.B4"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Table1.A5" style:family="table-cell">
      <style:table-cell-properties style:vertical-align="top" fo:padding-left="0.191cm" fo:padding-right="0.191cm" fo:padding-top="0cm" fo:padding-bottom="0cm" fo:border-left="1pt solid #000000" fo:border-right="none" fo:border-top="none" fo:border-bottom="none" style:writing-mode="lr-tb"/>
    </style:style>
    <style:style style:name="Table1.B5"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Table1.A6" style:family="table-cell">
      <style:table-cell-properties style:vertical-align="top" fo:padding-left="0.191cm" fo:padding-right="0.191cm" fo:padding-top="0cm" fo:padding-bottom="0cm" fo:border-left="1pt solid #000000" fo:border-right="none" fo:border-top="none" fo:border-bottom="none" style:writing-mode="lr-tb"/>
    </style:style>
    <style:style style:name="Table1.B6"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Table1.A7" style:family="table-cell">
      <style:table-cell-properties style:vertical-align="top" fo:padding-left="0.191cm" fo:padding-right="0.191cm" fo:padding-top="0cm" fo:padding-bottom="0cm" fo:border-left="1pt solid #000000" fo:border-right="none" fo:border-top="none" fo:border-bottom="none" style:writing-mode="lr-tb"/>
    </style:style>
    <style:style style:name="Table1.B7" style:family="table-cell">
      <style:table-cell-properties style:vertical-align="top" fo:padding-left="0.191cm" fo:padding-right="0.191cm" fo:padding-top="0cm" fo:padding-bottom="0cm" fo:border-left="0.5pt solid #000000" fo:border-right="1pt solid #000000" fo:border-top="none" fo:border-bottom="none" style:writing-mode="lr-tb"/>
    </style:style>
    <style:style style:name="Table1.A8"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B8"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P1" style:family="paragraph" style:parent-style-name="Standard">
      <style:paragraph-properties fo:text-align="center" style:justify-single-word="false"/>
      <style:text-properties officeooo:paragraph-rsid="001f1325"/>
    </style:style>
    <style:style style:name="P2" style:family="paragraph" style:parent-style-name="Standard">
      <style:text-properties officeooo:paragraph-rsid="001f1325"/>
    </style:style>
    <style:style style:name="P3" style:family="paragraph" style:parent-style-name="Caption">
      <style:text-properties officeooo:paragraph-rsid="001f1325"/>
    </style:style>
    <style:style style:name="P4" style:family="paragraph" style:parent-style-name="Affiliation">
      <style:text-properties officeooo:paragraph-rsid="001e9042"/>
    </style:style>
    <style:style style:name="P5" style:family="paragraph" style:parent-style-name="Style_20_Caption_20__2b__20_Justified">
      <style:text-properties officeooo:paragraph-rsid="001f1325"/>
    </style:style>
    <style:style style:name="P6" style:family="paragraph" style:parent-style-name="Text_20_body">
      <style:text-properties officeooo:paragraph-rsid="0026d669"/>
    </style:style>
    <style:style style:name="P7" style:family="paragraph" style:parent-style-name="Text_20_body">
      <style:text-properties officeooo:paragraph-rsid="003402de"/>
    </style:style>
    <style:style style:name="P8" style:family="paragraph" style:parent-style-name="Text_20_body">
      <style:text-properties officeooo:rsid="002805dc" officeooo:paragraph-rsid="002805dc"/>
    </style:style>
    <style:style style:name="P9" style:family="paragraph" style:parent-style-name="Body_20_Text_20_Next">
      <style:text-properties officeooo:paragraph-rsid="0034e221"/>
    </style:style>
    <style:style style:name="P10" style:family="paragraph" style:parent-style-name="Body_20_Text_20_Next">
      <style:text-properties officeooo:paragraph-rsid="00358f1c"/>
    </style:style>
    <style:style style:name="P11" style:family="paragraph" style:parent-style-name="Body_20_Text_20_Next">
      <style:text-properties officeooo:rsid="00498b1f" officeooo:paragraph-rsid="00498b1f"/>
    </style:style>
    <style:style style:name="P12" style:family="paragraph" style:parent-style-name="Standard">
      <style:text-properties officeooo:paragraph-rsid="001f1325"/>
    </style:style>
    <style:style style:name="P13" style:family="paragraph" style:parent-style-name="Reference" style:list-style-name="WW8Num16">
      <style:text-properties officeooo:paragraph-rsid="0037a8f5"/>
    </style:style>
    <style:style style:name="P14" style:family="paragraph" style:parent-style-name="Reference" style:list-style-name="WW8Num16">
      <style:text-properties officeooo:paragraph-rsid="003b75d3"/>
    </style:style>
    <style:style style:name="P15" style:family="paragraph" style:parent-style-name="Reference" style:list-style-name="WW8Num16">
      <style:text-properties officeooo:paragraph-rsid="003d5298"/>
    </style:style>
    <style:style style:name="P16" style:family="paragraph" style:parent-style-name="Heading_20_1" style:list-style-name="">
      <style:paragraph-properties fo:text-align="center" style:justify-single-word="false" fo:orphans="2" fo:widows="2"/>
    </style:style>
    <style:style style:name="P17" style:family="paragraph" style:parent-style-name="Heading_20_1">
      <style:paragraph-properties fo:break-before="page"/>
    </style:style>
    <style:style style:name="P18" style:family="paragraph" style:parent-style-name="Caption">
      <style:paragraph-properties fo:margin-left="0cm" fo:margin-right="0.51cm" fo:text-indent="0cm" style:auto-text-indent="false"/>
      <style:text-properties officeooo:paragraph-rsid="001f1325"/>
    </style:style>
    <style:style style:name="P19" style:family="paragraph" style:parent-style-name="Title" style:master-page-name="First_20_Page">
      <style:paragraph-properties style:page-number="auto"/>
    </style:style>
    <style:style style:name="P20" style:family="paragraph" style:parent-style-name="Body_20_Text_20_Next" style:list-style-name="L1"/>
    <style:style style:name="P21" style:family="paragraph" style:parent-style-name="List_20_Bullet">
      <style:text-properties officeooo:rsid="005fdee1" officeooo:paragraph-rsid="005fdee1"/>
    </style:style>
    <style:style style:name="P22" style:family="paragraph">
      <style:paragraph-properties fo:text-align="center" style:writing-mode="lr-tb"/>
      <style:text-properties fo:font-size="24pt"/>
    </style:style>
    <style:style style:name="P23" style:family="paragraph">
      <style:paragraph-properties style:writing-mode="lr-tb"/>
    </style:style>
    <style:style style:name="T1" style:family="text">
      <style:text-properties style:text-position="super 58%"/>
    </style:style>
    <style:style style:name="T2" style:family="text">
      <style:text-properties style:text-position="super 58%" fo:font-style="normal" style:font-style-asian="normal"/>
    </style:style>
    <style:style style:name="T3" style:family="text">
      <style:text-properties style:text-position="super 58%" style:font-size-complex="12pt"/>
    </style:style>
    <style:style style:name="T4" style:family="text">
      <style:text-properties style:text-position="super 58%" officeooo:rsid="0026d669"/>
    </style:style>
    <style:style style:name="T5" style:family="text">
      <style:text-properties style:text-position="super 58%" fo:font-style="italic" officeooo:rsid="003d5298" style:font-style-asian="italic" style:font-style-complex="italic"/>
    </style:style>
    <style:style style:name="T6" style:family="text">
      <style:text-properties fo:font-weight="bold" style:font-weight-asian="bold" style:font-weight-complex="bold"/>
    </style:style>
    <style:style style:name="T7" style:family="text">
      <style:text-properties fo:language="en" fo:country="US"/>
    </style:style>
    <style:style style:name="T8" style:family="text">
      <style:text-properties fo:language="en" fo:country="US" officeooo:rsid="004b9d01"/>
    </style:style>
    <style:style style:name="T9" style:family="text">
      <style:text-properties fo:language="en" fo:country="US" officeooo:rsid="004cb306"/>
    </style:style>
    <style:style style:name="T10" style:family="text">
      <style:text-properties fo:language="en" fo:country="US" officeooo:rsid="004ce7c5"/>
    </style:style>
    <style:style style:name="T11" style:family="text">
      <style:text-properties fo:font-style="italic" style:font-style-asian="italic" style:font-style-complex="italic"/>
    </style:style>
    <style:style style:name="T12" style:family="text">
      <style:text-properties fo:font-style="italic" officeooo:rsid="00362e3d" style:font-style-asian="italic" style:font-style-complex="italic"/>
    </style:style>
    <style:style style:name="T13" style:family="text">
      <style:text-properties fo:font-style="italic" officeooo:rsid="00364fda" style:font-style-asian="italic" style:font-style-complex="italic"/>
    </style:style>
    <style:style style:name="T14" style:family="text">
      <style:text-properties fo:font-style="italic" officeooo:rsid="003b75d3" style:font-style-asian="italic" style:font-style-complex="italic"/>
    </style:style>
    <style:style style:name="T15" style:family="text">
      <style:text-properties fo:font-style="italic" officeooo:rsid="003d5298" style:font-style-asian="italic" style:font-style-complex="italic"/>
    </style:style>
    <style:style style:name="T16" style:family="text">
      <style:text-properties fo:font-style="italic" officeooo:rsid="0053a6a8" style:font-style-asian="italic" style:font-style-complex="italic"/>
    </style:style>
    <style:style style:name="T17" style:family="text">
      <style:text-properties fo:font-style="italic" officeooo:rsid="0053d165" style:font-style-asian="italic" style:font-style-complex="italic"/>
    </style:style>
    <style:style style:name="T18" style:family="text">
      <style:text-properties fo:font-style="italic" officeooo:rsid="0054592f" style:font-style-asian="italic" style:font-style-complex="italic"/>
    </style:style>
    <style:style style:name="T19" style:family="text">
      <style:text-properties fo:font-style="italic" officeooo:rsid="0054828b" style:font-style-asian="italic" style:font-style-complex="italic"/>
    </style:style>
    <style:style style:name="T20" style:family="text">
      <style:text-properties fo:font-style="normal" style:font-style-asian="normal" style:font-style-complex="normal"/>
    </style:style>
    <style:style style:name="T21" style:family="text">
      <style:text-properties officeooo:rsid="001e9042"/>
    </style:style>
    <style:style style:name="T22" style:family="text">
      <style:text-properties officeooo:rsid="0023170b"/>
    </style:style>
    <style:style style:name="T23" style:family="text">
      <style:text-properties officeooo:rsid="0024037f"/>
    </style:style>
    <style:style style:name="T24" style:family="text">
      <style:text-properties officeooo:rsid="00251eb1"/>
    </style:style>
    <style:style style:name="T25" style:family="text">
      <style:text-properties officeooo:rsid="0026d669"/>
    </style:style>
    <style:style style:name="T26" style:family="text">
      <style:text-properties officeooo:rsid="0028e489"/>
    </style:style>
    <style:style style:name="T27" style:family="text">
      <style:text-properties officeooo:rsid="002945b4"/>
    </style:style>
    <style:style style:name="T28" style:family="text">
      <style:text-properties officeooo:rsid="00298d5e"/>
    </style:style>
    <style:style style:name="T29" style:family="text">
      <style:text-properties officeooo:rsid="002ae5bc"/>
    </style:style>
    <style:style style:name="T30" style:family="text">
      <style:text-properties officeooo:rsid="002bc3bd"/>
    </style:style>
    <style:style style:name="T31" style:family="text">
      <style:text-properties officeooo:rsid="0030166b"/>
    </style:style>
    <style:style style:name="T32" style:family="text">
      <style:text-properties officeooo:rsid="003210c2"/>
    </style:style>
    <style:style style:name="T33" style:family="text">
      <style:text-properties officeooo:rsid="00362e3d"/>
    </style:style>
    <style:style style:name="T34" style:family="text">
      <style:text-properties officeooo:rsid="00364fda"/>
    </style:style>
    <style:style style:name="T35" style:family="text">
      <style:text-properties style:font-name="Cantarell" officeooo:rsid="00364fda" style:font-name-asian="Cantarell" style:font-name-complex="Cantarell"/>
    </style:style>
    <style:style style:name="T36" style:family="text">
      <style:text-properties officeooo:rsid="003b75d3"/>
    </style:style>
    <style:style style:name="T37" style:family="text">
      <style:text-properties officeooo:rsid="003d5298"/>
    </style:style>
    <style:style style:name="T38" style:family="text">
      <style:text-properties officeooo:rsid="0042a689"/>
    </style:style>
    <style:style style:name="T39" style:family="text">
      <style:text-properties officeooo:rsid="00446a90"/>
    </style:style>
    <style:style style:name="T40" style:family="text">
      <style:text-properties officeooo:rsid="004de21f"/>
    </style:style>
    <style:style style:name="T41" style:family="text">
      <style:text-properties officeooo:rsid="004f5cb4"/>
    </style:style>
    <style:style style:name="T42" style:family="text">
      <style:text-properties style:font-name="Times New Roman1" officeooo:rsid="0050b8cd" style:font-name-asian="Times New Roman" style:font-name-complex="Times New Roman"/>
    </style:style>
    <style:style style:name="T43" style:family="text">
      <style:text-properties style:font-name="Times New Roman1" officeooo:rsid="0050b8cd" style:font-name-asian="Times New Roman1" style:font-name-complex="Times New Roman1"/>
    </style:style>
    <style:style style:name="T44" style:family="text">
      <style:text-properties style:font-name="Times New Roman" fo:font-style="italic" style:font-style-asian="italic" style:font-style-complex="italic"/>
    </style:style>
    <style:style style:name="T45" style:family="text">
      <style:text-properties officeooo:rsid="00525bb8"/>
    </style:style>
    <style:style style:name="T46" style:family="text">
      <style:text-properties officeooo:rsid="005b6ff9"/>
    </style:style>
    <style:style style:name="T47" style:family="text">
      <style:text-properties officeooo:rsid="005e9788"/>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style:shadow="none"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writing-mode="lr-tb" style:editable="false">
        <style:columns fo:column-count="2">
          <style:column style:rel-width="4819*" fo:start-indent="0cm" fo:end-indent="0.499cm"/>
          <style:column style:rel-width="4818*" fo:start-indent="0.4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cm" svg:stroke-color="#e0e0e0" draw:stroke-linejoin="miter" draw:fill="solid" draw:fill-color="#e0e0e0"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cm" svg:stroke-color="#ffffff" draw:stroke-linejoin="round"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draw:stroke="solid" svg:stroke-width="0.019cm" svg:stroke-color="#000000" draw:stroke-linejoin="round"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solid" svg:stroke-width="0.019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8" style:family="graphic">
      <style:graphic-properties draw:stroke="solid" svg:stroke-width="0cm" svg:stroke-color="#e0e0e0" draw:stroke-linejoin="round" draw:fill="solid" draw:fill-color="#e0e0e0"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solid" svg:stroke-width="0cm" svg:stroke-color="#ffffff"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0" style:family="graphic">
      <style:graphic-properties draw:stroke="solid" svg:stroke-width="0cm" svg:stroke-color="#000000" draw:stroke-linejoin="round" draw:fill="solid" draw:fill-color="#000000" draw:textarea-horizontal-align="left" draw:textarea-vertical-align="top" draw:auto-grow-height="false" fo:padding-top="0.229cm" fo:padding-bottom="0.229cm" fo:padding-left="0.441cm" fo:padding-right="0.441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aper Template for INTERSPEECH 201<text:span text:style-name="T23">5</text:span></text:p>
      <text:p text:style-name="Author"><text:span text:style-name="T21">Author Name</text:span><text:span text:style-name="T2">1</text:span>, <text:span text:style-name="T21">Co-author Name</text:span><text:span text:style-name="T2">2</text:span></text:p>
      <text:p text:style-name="Affiliation"><text:span text:style-name="T3">1 </text:span><text:span text:style-name="T22">Author Affiliation</text:span></text:p>
      <text:p text:style-name="P4"><text:span text:style-name="T1">2</text:span> <text:span text:style-name="T22">Co-author Affiliation</text:span></text:p>
      <text:p text:style-name="email"><text:span text:style-name="T21">author@university.edu</text:span>, <text:span text:style-name="T21">coauthor</text:span>@<text:span text:style-name="T21">company.com</text:span></text:p>
      <text:p text:style-name="Text_20_body"/>
      <text:section text:style-name="Sect1" text:name="Section1">
        <text:p text:style-name="AbstractHeading">Abstract</text:p>
        <text:p text:style-name="P6"><text:span text:style-name="T25">This is the layout specification and template definition for the INTERSPEECH 2015 Conference, which will be held in Dresden, Germany, September 6–10, 2015. This template has been generated from previous INTERSPEECH templates. The format is essentially the one used for IEEE ICASSP conferences. The maximum number of pages is 5. The 5</text:span><text:span text:style-name="T4">th</text:span><text:span text:style-name="T25"> page may be used exclusively for references. Index terms should be included as shown below.</text:span></text:p>
        <text:p text:style-name="Index"><text:span text:style-name="T6">Index Terms:</text:span> speech <text:span text:style-name="T24">recognition</text:span>, <text:span text:style-name="T24">human-computer interac­tion</text:span>, <text:span text:style-name="T24">computational paralinguistics</text:span></text:p>
        <text:h text:style-name="Heading_20_1" text:outline-level="1">Introduction</text:h>
        <text:p text:style-name="P8">This template can be found on the conference website. Templates are provided for LibreOffice, Microsoft Word®, and LaTeX. However, we highly recommend using LaTeX when preparing your submission. Information for full paper submission is available on the conference website.</text:p>
        <text:h text:style-name="Heading_20_1" text:outline-level="1">Page layout and style</text:h>
        <text:p text:style-name="Text_20_body">Authors should observe the following rules for page layout. A highly recommended way to meet these requirements is to use a given template (LibreOffice, <text:span text:style-name="T26">Microsoft </text:span>Word® or LaTeX) and check details against the corresponding example <text:span text:style-name="T46">PDF </text:span>file.</text:p>
        <text:h text:style-name="Heading_20_2" text:outline-level="2">Basic layout features</text:h>
        <text:list xml:id="list1257428719422905386" text:style-name="WW8Num7">
          <text:list-item>
            <text:p text:style-name="List_20_Bullet">Proceedings will be printed in <text:span text:style-name="T27">DIN </text:span>A4 format. Authors must submit their papers in <text:span text:style-name="T28">DIN </text:span>A4 format .</text:p>
          </text:list-item>
          <text:list-item>
            <text:p text:style-name="List_20_Bullet">Two columns are used except for the title part and possibly for large figures that need a full page width.</text:p>
          </text:list-item>
          <text:list-item>
            <text:p text:style-name="List_20_Bullet">Left <text:span text:style-name="T47">and right </text:span>margin <text:span text:style-name="T47">are</text:span> 20 mm <text:span text:style-name="T47">each</text:span>.</text:p>
          </text:list-item>
          <text:list-item>
            <text:p text:style-name="List_20_Bullet">Column width is 80 mm.</text:p>
          </text:list-item>
          <text:list-item>
            <text:p text:style-name="List_20_Bullet">Spacing between columns is 10 mm.</text:p>
          </text:list-item>
          <text:list-item>
            <text:p text:style-name="List_20_Bullet">Top margin 25 mm (except for the first page which is 30 mm to the title top).</text:p>
          </text:list-item>
          <text:list-item>
            <text:p text:style-name="P21">Bottom margin is 35 mm.</text:p>
          </text:list-item>
          <text:list-item>
            <text:p text:style-name="List_20_Bullet">Text height (without headers and footers) is maximum 235 mm.</text:p>
          </text:list-item>
          <text:list-item>
            <text:p text:style-name="List_20_Bullet">Headers and footers must be left empty. <text:span text:style-name="T30">T</text:span>hey will be added for <text:span text:style-name="T30">printing and </text:span>the INTERSPEECH 201<text:span text:style-name="T29">5</text:span> media.</text:p>
          </text:list-item>
          <text:list-item>
            <text:p text:style-name="List_20_Bullet">Check indentations and spacings by comparing to this example file (in PDF).</text:p>
          </text:list-item>
        </text:list>
        <text:h text:style-name="Heading_20_3" text:outline-level="3">Headings</text:h>
        <text:p text:style-name="Text_20_body">Section headings are centered in boldface with the first word capitalized and the rest of the heading in lower case. Sub-headings appear like major headings, except they start at the left margin in the column. Sub-sub-headings appear like sub-headings, except they are in italics and not boldface. See <text:span text:style-name="T40">the </text:span>examples in this file. No more than 3 levels of headings should be used.</text:p>
        <text:h text:style-name="Heading_20_2" text:outline-level="2">Text font</text:h>
        <text:p text:style-name="Text_20_body">Times or Times Roman font is used for the main text. Font size in the main text must be 9 points, and in the References section 8 points. Other font types may be used if needed for special purposes. It is VERY IMPORTANT that while making the final PDF file, you embed all used fonts!</text:p>
        <text:p text:style-name="Body_20_Text_20_Next">LaTeX users: users should use Adobe Type 1 fonts such as Times or Times Roman. These are used automatically by the <text:span text:style-name="T21">INTERSPEECH2015</text:span>.sty style file. <text:span text:style-name="T7">Authors must not use Type 3 (bitmap) fonts.</text:span></text:p>
        <text:p text:style-name="P11"><text:span text:style-name="T7">Libre Office users: please make sure that the Times </text:span><text:span text:style-name="T10">New </text:span><text:span text:style-name="T7">Roman </text:span><text:span text:style-name="T9">true type </text:span><text:span text:style-name="T7">font is available on your system. On most Linux systems it is not installed </text:span><text:span text:style-name="T8">by</text:span><text:span text:style-name="T7"> default and will be substituted by any other available font. Please check the final pdf which fonts are actually embedded.</text:span></text:p>
        <text:h text:style-name="Heading_20_2" text:outline-level="2">Figures</text:h>
        <text:p text:style-name="Text_20_body">All figures must be centered on the column (or page, if the figure spans both columns). Figure captions should follow each figure and have the format given in <text:bookmark-ref text:reference-format="text" text:ref-name="_Ref154289107">Figure 1</text:bookmark-ref>.</text:p>
        <text:p text:style-name="Body_20_Text_20_Next">Figures should preferably be line drawings. If they contain gray levels or colors, they should be checked to print well on a high-quality non-color laser printer.</text:p>
        <text:p text:style-name="P9">Graphics (i. e., illustrations, figures) must not use stipple fill patterns because they will not reproduce properly in A<text:span text:style-name="T41">dobe</text:span> PDF. Please use only SOLID FILL COLORS.</text:p>
        <text:p text:style-name="P10">Figures which span 2 columns (i. e., occupy full page width) should be placed at the top or bottom of the page.</text:p>
        <text:h text:style-name="Heading_20_2" text:outline-level="2">Tables</text:h>
        <text:p text:style-name="Text_20_body">An example of a table is shown as <text:bookmark-ref text:reference-format="text" text:ref-name="_Ref154289059">Table 1</text:bookmark-ref>. The caption text may be above or below the table.</text:p>
        <text:p text:style-name="P3"/>
        <text:p text:style-name="P3"/>
        <text:p text:style-name="P18"><text:bookmark-start text:name="_Ref154289059"/><text:soft-page-break/>Table <text:sequence text:ref-name="refTable0" text:name="Table" text:formula="ooow:Table+1" style:num-format="1">1</text:sequence><text:bookmark-end text:name="_Ref154289059"/>. <text:span text:style-name="T11">This is an example of a table.</text:span></text:p>
        <table:table table:name="Table1" table:style-name="Table1">
          <table:table-column table:style-name="Table1.A"/>
          <table:table-column table:style-name="Table1.B"/>
          <table:table-row table:style-name="Table1.1">
            <table:table-cell table:style-name="Table1.A1" office:value-type="string">
              <text:p text:style-name="P1">Ratio</text:p>
            </table:table-cell>
            <table:table-cell table:style-name="Table1.B1" office:value-type="string">
              <text:p text:style-name="P1">Decibels</text:p>
            </table:table-cell>
          </table:table-row>
          <table:table-row table:style-name="Table1.1">
            <table:table-cell table:style-name="Table1.A7" office:value-type="string">
              <text:p text:style-name="P1">1/1</text:p>
            </table:table-cell>
            <table:table-cell table:style-name="Table1.B7" office:value-type="string">
              <text:p text:style-name="P1">0</text:p>
            </table:table-cell>
          </table:table-row>
          <table:table-row table:style-name="Table1.1">
            <table:table-cell table:style-name="Table1.A7" office:value-type="string">
              <text:p text:style-name="P1">2/1</text:p>
            </table:table-cell>
            <table:table-cell table:style-name="Table1.B7" office:value-type="string">
              <text:p text:style-name="P1">≈ 6</text:p>
            </table:table-cell>
          </table:table-row>
          <table:table-row table:style-name="Table1.1">
            <table:table-cell table:style-name="Table1.A7" office:value-type="string">
              <text:p text:style-name="P1">3.16</text:p>
            </table:table-cell>
            <table:table-cell table:style-name="Table1.B7" office:value-type="string">
              <text:p text:style-name="P1">10</text:p>
            </table:table-cell>
          </table:table-row>
          <table:table-row table:style-name="Table1.1">
            <table:table-cell table:style-name="Table1.A7" office:value-type="string">
              <text:p text:style-name="P1">1/10</text:p>
            </table:table-cell>
            <table:table-cell table:style-name="Table1.B7" office:value-type="string">
              <text:p text:style-name="P1">20</text:p>
            </table:table-cell>
          </table:table-row>
          <table:table-row table:style-name="Table1.1">
            <table:table-cell table:style-name="Table1.A7" office:value-type="string">
              <text:p text:style-name="P1">10/1</text:p>
            </table:table-cell>
            <table:table-cell table:style-name="Table1.B7" office:value-type="string">
              <text:p text:style-name="P1">-20</text:p>
            </table:table-cell>
          </table:table-row>
          <table:table-row table:style-name="Table1.1">
            <table:table-cell table:style-name="Table1.A7" office:value-type="string">
              <text:p text:style-name="P1">100/1</text:p>
            </table:table-cell>
            <table:table-cell table:style-name="Table1.B7" office:value-type="string">
              <text:p text:style-name="P1">40</text:p>
            </table:table-cell>
          </table:table-row>
          <table:table-row table:style-name="Table1.1">
            <table:table-cell table:style-name="Table1.A8" office:value-type="string">
              <text:p text:style-name="P1">1000/1</text:p>
            </table:table-cell>
            <table:table-cell table:style-name="Table1.B8" office:value-type="string">
              <text:p text:style-name="P1">60</text:p>
            </table:table-cell>
          </table:table-row>
        </table:table>
        <text:p text:style-name="P2"/>
        <text:p text:style-name="P18"/>
        <text:p text:style-name="P2"><draw:g text:anchor-type="as-char" svg:y="0cm" draw:z-index="4" draw:style-name="gr1"><draw:rect draw:style-name="gr2" draw:text-style-name="P22" svg:width="7.889cm" svg:height="4.866cm" svg:x="0cm" svg:y="0cm"><text:p/></draw:rect><draw:custom-shape draw:style-name="gr3" draw:text-style-name="P23" svg:width="7.889cm" svg:height="4.866cm" svg:x="0cm" svg:y="0cm"><text:p/><draw:enhanced-geometry svg:viewBox="0 0 21600 21600" draw:type="rectangle" draw:enhanced-path="M 0 0 L 21600 0 21600 21600 0 21600 0 0 Z N"/></draw:custom-shape><draw:custom-shape draw:style-name="gr4" draw:text-style-name="P23" svg:width="6.808cm" svg:height="4.608cm" svg:x="0.134cm" svg:y="0.129cm"><text:p/><draw:enhanced-geometry svg:viewBox="0 0 21600 21600" draw:type="rectangle" draw:enhanced-path="M 0 0 L 21600 0 21600 21600 0 21600 0 0 Z N"/></draw:custom-shape><draw:custom-shape draw:style-name="gr5" draw:text-style-name="P23" svg:width="4.336cm" svg:height="1.798cm" svg:x="2.626cm" svg:y="1.236cm"><text:p/><draw:enhanced-geometry svg:viewBox="0 0 2458 1019" draw:type="non-primitive" draw:enhanced-path="M 2458 371 L 2449 368 2432 363 2407 354 2379 343 2348 332 2320 318 2295 307 2281 292 2261 273 2239 245 2211 208 2182 169 2152 132 2123 98 2087 73 2048 56 2003 42 1955 31 1910 22 1868 11 1814 3 1758 0 1699 0 1643 8 1593 22 1556 42 1522 73 1486 115 1452 157 1421 202 1393 245 1371 278 1340 309 1298 340 1244 374 1191 405 1135 436 1087 464 1050 487 1025 501 989 506 946 509 901 506 857 498 814 492 775 484 744 475 725 470 716 467 716 537 8 534 0 810 708 807 708 923 710 920 725 912 744 900 772 889 806 875 851 864 910 855 980 844 1056 838 1129 838 1250 841 1371 850 1483 867 1564 881 1649 900 1736 926 1828 962 1885 988 1932 1007 1972 1016 2005 1019 2034 1013 2064 1002 2081 990 2098 976 2109 965 2121 954 2135 945 2152 945 2171 951 2202 962 2241 982 2289 993 2334 1002 2376 1007 2413 1010 2438 1013 2446 1013 2458 371 Z N"/></draw:custom-shape><draw:custom-shape draw:style-name="gr6" draw:text-style-name="P23" svg:width="4.336cm" svg:height="1.798cm" svg:x="2.626cm" svg:y="1.236cm"><text:p/><draw:enhanced-geometry svg:viewBox="0 0 2458 1019" draw:type="non-primitive" draw:enhanced-path="M 2458 371 L 2449 368 2432 363 2407 354 2379 343 2348 332 2320 318 2295 307 2281 292 2261 273 2239 245 2211 208 2182 169 2152 132 2123 98 2087 73 2048 56 2003 42 1955 31 1910 22 1868 11 1814 3 1758 0 1699 0 1643 8 1593 22 1556 42 1522 73 1486 115 1452 157 1421 202 1393 245 1371 278 1340 309 1298 340 1244 374 1191 405 1135 436 1087 464 1050 487 1025 501 989 506 946 509 901 506 857 498 814 492 775 484 744 475 725 470 716 467 716 537 8 534 0 810 708 807 708 923 710 920 725 912 744 900 772 889 806 875 851 864 910 855 980 844 1056 838 1129 838 1250 841 1371 850 1483 867 1564 881 1649 900 1736 926 1828 962 1885 988 1932 1007 1972 1016 2005 1019 2034 1013 2064 1002 2081 990 2098 976 2109 965 2121 954 2135 945 2152 945 2171 951 2202 962 2241 982 2289 993 2334 1002 2376 1007 2413 1010 2438 1013 2446 1013 N"/></draw:custom-shape><draw:custom-shape draw:style-name="gr5" draw:text-style-name="P23" svg:width="1.631cm" svg:height="1.609cm" svg:x="1.06cm" svg:y="1.584cm"><text:p/><draw:enhanced-geometry svg:viewBox="0 0 924 912" draw:type="non-primitive" draw:enhanced-path="M 461 912 L 545 906 624 883 694 850 759 805 815 751 863 686 896 616 916 537 924 456 916 374 896 295 863 225 815 163 759 107 694 62 624 28 545 5 461 0 379 5 301 28 228 62 163 107 110 163 62 225 28 295 9 374 0 456 9 537 28 616 62 686 110 751 163 805 228 850 301 883 379 906 461 912 Z N"/></draw:custom-shape><draw:custom-shape draw:style-name="gr6" draw:text-style-name="P23" svg:width="1.631cm" svg:height="1.609cm" svg:x="1.06cm" svg:y="1.584cm"><text:p/><draw:enhanced-geometry svg:viewBox="0 0 924 912" draw:type="non-primitive" draw:enhanced-path="M 461 912 L 545 906 624 883 694 850 759 805 815 751 863 686 896 616 916 537 924 456 916 374 896 295 863 225 815 163 759 107 694 62 624 28 545 5 461 0 379 5 301 28 228 62 163 107 110 163 62 225 28 295 9 374 0 456 9 537 28 616 62 686 110 751 163 805 228 850 301 883 379 906 461 912 N"/></draw:custom-shape><draw:custom-shape draw:style-name="gr6" draw:text-style-name="P23" svg:width="0.16cm" svg:height="0.156cm" svg:x="3.082cm" svg:y="3.434cm"><text:p/><draw:enhanced-geometry svg:viewBox="0 0 90 88" draw:type="non-primitive" draw:enhanced-path="M 45 88 L 56 85 68 82 76 74 84 65 87 57 90 43 87 31 84 23 76 12 68 6 56 0 45 0 34 0 23 6 14 12 9 23 3 31 0 43 3 57 9 65 14 74 23 82 34 85 45 88 N"/></draw:custom-shape><draw:custom-shape draw:style-name="gr6" draw:text-style-name="P23" svg:width="0.16cm" svg:height="0.16cm" svg:x="3.087cm" svg:y="3.073cm"><text:p/><draw:enhanced-geometry svg:viewBox="0 0 90 90" draw:type="non-primitive" draw:enhanced-path="M 45 90 L 56 87 67 82 76 76 84 68 87 56 90 45 87 34 84 23 76 14 67 8 56 3 45 0 34 3 23 8 14 14 8 23 3 34 0 45 3 56 8 68 14 76 23 82 34 87 45 90 N"/></draw:custom-shape><draw:custom-shape draw:style-name="gr6" draw:text-style-name="P23" svg:width="0.16cm" svg:height="0.154cm" svg:x="3.082cm" svg:y="3.256cm"><text:p/><draw:enhanced-geometry svg:viewBox="0 0 90 87" draw:type="non-primitive" draw:enhanced-path="M 45 87 L 56 85 68 82 76 73 84 65 87 54 90 42 87 31 84 20 76 11 68 6 56 0 45 0 34 0 23 6 14 11 9 20 3 31 0 42 3 54 9 65 14 73 23 82 34 85 45 87 N"/></draw:custom-shape><draw:custom-shape draw:style-name="gr6" draw:text-style-name="P23" svg:width="0.16cm" svg:height="0.154cm" svg:x="3.087cm" svg:y="3.614cm"><text:p/><draw:enhanced-geometry svg:viewBox="0 0 90 87" draw:type="non-primitive" draw:enhanced-path="M 45 87 L 56 87 67 81 76 76 84 67 87 56 90 45 87 34 84 22 76 14 67 5 56 3 45 0 34 3 23 5 14 14 8 22 3 34 0 45 3 56 8 67 14 76 23 81 34 87 45 87 N"/></draw:custom-shape><draw:line draw:style-name="gr7" draw:text-style-name="P22" svg:x1="4.083cm" svg:y1="3.962cm" svg:x2="2.764cm" svg:y2="3.964cm"><text:p/></draw:line><draw:line draw:style-name="gr7" draw:text-style-name="P22" svg:x1="3.854cm" svg:y1="4.182cm" svg:x2="4.078cm" svg:y2="3.965cm"><text:p/></draw:line><draw:line draw:style-name="gr7" draw:text-style-name="P22" svg:x1="3.736cm" svg:y1="4.184cm" svg:x2="3.964cm" svg:y2="3.962cm"><text:p/></draw:line><draw:line draw:style-name="gr7" draw:text-style-name="P22" svg:x1="3.621cm" svg:y1="4.184cm" svg:x2="3.85cm" svg:y2="3.962cm"><text:p/></draw:line><draw:line draw:style-name="gr7" draw:text-style-name="P22" svg:x1="3.514cm" svg:y1="4.184cm" svg:x2="3.742cm" svg:y2="3.962cm"><text:p/></draw:line><draw:line draw:style-name="gr7" draw:text-style-name="P22" svg:x1="3.41cm" svg:y1="4.184cm" svg:x2="3.638cm" svg:y2="3.962cm"><text:p/></draw:line><draw:line draw:style-name="gr7" draw:text-style-name="P22" svg:x1="3.306cm" svg:y1="4.184cm" svg:x2="3.534cm" svg:y2="3.962cm"><text:p/></draw:line><draw:line draw:style-name="gr7" draw:text-style-name="P22" svg:x1="3.196cm" svg:y1="4.184cm" svg:x2="3.424cm" svg:y2="3.962cm"><text:p/></draw:line><draw:line draw:style-name="gr7" draw:text-style-name="P22" svg:x1="3.082cm" svg:y1="4.184cm" svg:x2="3.31cm" svg:y2="3.962cm"><text:p/></draw:line><draw:line draw:style-name="gr7" draw:text-style-name="P22" svg:x1="2.958cm" svg:y1="4.184cm" svg:x2="3.186cm" svg:y2="3.962cm"><text:p/></draw:line><draw:line draw:style-name="gr7" draw:text-style-name="P22" svg:x1="2.843cm" svg:y1="4.184cm" svg:x2="3.072cm" svg:y2="3.962cm"><text:p/></draw:line><draw:line draw:style-name="gr7" draw:text-style-name="P22" svg:x1="2.736cm" svg:y1="4.184cm" svg:x2="2.958cm" svg:y2="3.962cm"><text:p/></draw:line><draw:line draw:style-name="gr7" draw:text-style-name="P22" svg:x1="2.632cm" svg:y1="4.181cm" svg:x2="2.86cm" svg:y2="3.962cm"><text:p/></draw:line><draw:line draw:style-name="gr7" draw:text-style-name="P22" svg:x1="2.536cm" svg:y1="4.181cm" svg:x2="2.76cm" svg:y2="3.962cm"><text:p/></draw:line><draw:custom-shape draw:style-name="gr6" draw:text-style-name="P23" svg:width="0.154cm" svg:height="0.156cm" svg:x="3.082cm" svg:y="1.404cm"><text:p/><draw:enhanced-geometry svg:viewBox="0 0 87 88" draw:type="non-primitive" draw:enhanced-path="M 42 88 L 56 85 65 82 76 74 82 65 87 54 87 43 87 31 82 20 76 12 65 6 56 0 42 0 31 0 20 6 11 12 6 20 0 31 0 43 0 54 6 65 11 74 20 82 31 85 42 88 N"/></draw:custom-shape><draw:line draw:style-name="gr7" draw:text-style-name="P22" svg:x1="2.641cm" svg:y1="0.889cm" svg:x2="3.959cm" svg:y2="0.891cm"><text:p/></draw:line><draw:line draw:style-name="gr7" draw:text-style-name="P22" svg:x1="2.868cm" svg:y1="0.665cm" svg:x2="2.646cm" svg:y2="0.889cm"><text:p/></draw:line><draw:line draw:style-name="gr7" draw:text-style-name="P22" svg:x1="2.982cm" svg:y1="0.665cm" svg:x2="2.76cm" svg:y2="0.889cm"><text:p/></draw:line><draw:line draw:style-name="gr7" draw:text-style-name="P22" svg:x1="3.1cm" svg:y1="0.665cm" svg:x2="2.872cm" svg:y2="0.889cm"><text:p/></draw:line><draw:line draw:style-name="gr7" draw:text-style-name="P22" svg:x1="3.209cm" svg:y1="0.665cm" svg:x2="2.981cm" svg:y2="0.889cm"><text:p/></draw:line><draw:line draw:style-name="gr7" draw:text-style-name="P22" svg:x1="3.313cm" svg:y1="0.665cm" svg:x2="3.085cm" svg:y2="0.889cm"><text:p/></draw:line><draw:line draw:style-name="gr7" draw:text-style-name="P22" svg:x1="3.417cm" svg:y1="0.665cm" svg:x2="3.189cm" svg:y2="0.889cm"><text:p/></draw:line><draw:line draw:style-name="gr7" draw:text-style-name="P22" svg:x1="3.526cm" svg:y1="0.665cm" svg:x2="3.298cm" svg:y2="0.889cm"><text:p/></draw:line><draw:line draw:style-name="gr7" draw:text-style-name="P22" svg:x1="3.642cm" svg:y1="0.665cm" svg:x2="3.413cm" svg:y2="0.889cm"><text:p/></draw:line><draw:line draw:style-name="gr7" draw:text-style-name="P22" svg:x1="3.76cm" svg:y1="0.665cm" svg:x2="3.538cm" svg:y2="0.889cm"><text:p/></draw:line><draw:line draw:style-name="gr7" draw:text-style-name="P22" svg:x1="3.877cm" svg:y1="0.665cm" svg:x2="3.649cm" svg:y2="0.889cm"><text:p/></draw:line><draw:line draw:style-name="gr7" draw:text-style-name="P22" svg:x1="3.988cm" svg:y1="0.665cm" svg:x2="3.766cm" svg:y2="0.889cm"><text:p/></draw:line><draw:line draw:style-name="gr7" draw:text-style-name="P22" svg:x1="4.091cm" svg:y1="0.665cm" svg:x2="3.863cm" svg:y2="0.889cm"><text:p/></draw:line><draw:line draw:style-name="gr7" draw:text-style-name="P22" svg:x1="4.186cm" svg:y1="0.665cm" svg:x2="3.962cm" svg:y2="0.889cm"><text:p/></draw:line><draw:custom-shape draw:style-name="gr6" draw:text-style-name="P23" svg:width="0.16cm" svg:height="0.154cm" svg:x="3.082cm" svg:y="1.042cm"><text:p/><draw:enhanced-geometry svg:viewBox="0 0 90 87" draw:type="non-primitive" draw:enhanced-path="M 45 87 L 56 87 68 82 76 76 84 68 87 56 90 45 87 34 84 23 76 14 68 6 56 3 45 0 34 3 23 6 14 14 9 23 3 34 0 45 3 56 9 68 14 76 23 82 34 87 45 87 N"/></draw:custom-shape><draw:custom-shape draw:style-name="gr6" draw:text-style-name="P23" svg:width="0.154cm" svg:height="0.16cm" svg:x="3.082cm" svg:y="1.221cm"><text:p/><draw:enhanced-geometry svg:viewBox="0 0 87 90" draw:type="non-primitive" draw:enhanced-path="M 42 90 L 56 88 65 82 76 76 82 68 87 57 87 45 87 34 82 23 76 14 65 9 56 3 42 0 31 3 20 9 11 14 6 23 0 34 0 45 0 57 6 68 11 76 20 82 31 88 42 90 N"/></draw:custom-shape><draw:custom-shape draw:style-name="gr6" draw:text-style-name="P23" svg:width="0.16cm" svg:height="0.154cm" svg:x="3.082cm" svg:y="1.584cm"><text:p/><draw:enhanced-geometry svg:viewBox="0 0 90 87" draw:type="non-primitive" draw:enhanced-path="M 45 87 L 56 84 68 81 76 73 84 64 87 56 90 42 87 31 84 22 76 11 68 5 56 0 45 0 34 0 23 5 14 11 9 22 3 31 0 42 3 56 9 64 14 73 23 81 34 84 45 87 N"/></draw:custom-shape><draw:custom-shape draw:style-name="gr4" draw:text-style-name="P23" svg:width="0.308cm" svg:height="1.027cm" svg:x="3.186cm" svg:y="0.919cm"><text:p/><draw:enhanced-geometry svg:viewBox="0 0 21600 21600" draw:type="rectangle" draw:enhanced-path="M 0 0 L 21600 0 21600 21600 0 21600 0 0 Z N"/></draw:custom-shape><draw:custom-shape draw:style-name="gr6" draw:text-style-name="P23" svg:width="0.219cm" svg:height="0.149cm" svg:x="3.388cm" svg:y="1.261cm"><text:p/><draw:enhanced-geometry svg:viewBox="0 0 124 84" draw:type="non-primitive" draw:enhanced-path="M 0 84 L 0 0 124 0 124 84 N"/></draw:custom-shape><draw:custom-shape draw:style-name="gr7" draw:text-style-name="P23" svg:width="0.154cm" svg:height="0.096cm" svg:x="3.418cm" svg:y="1.305cm"><text:p/><draw:enhanced-geometry svg:viewBox="0 0 21600 21600" draw:type="rectangle" draw:enhanced-path="M 0 0 L 21600 0 21600 21600 0 21600 0 0 Z N"/></draw:custom-shape><draw:line draw:style-name="gr7" draw:text-style-name="P22" svg:x1="1.863cm" svg:y1="3.346cm" svg:x2="1.865cm" svg:y2="3.664cm"><text:p/></draw:line><draw:custom-shape draw:style-name="gr6" draw:text-style-name="P23" svg:width="0.115cm" svg:height="0.085cm" svg:x="1.803cm" svg:y="3.33cm"><text:p/><draw:enhanced-geometry svg:viewBox="0 0 65 48" draw:type="non-primitive" draw:enhanced-path="M 0 48 L 34 0 65 48 N"/></draw:custom-shape><draw:line draw:style-name="gr7" draw:text-style-name="P22" svg:x1="1.861cm" svg:y1="1.371cm" svg:x2="1.856cm" svg:y2="1.057cm"><text:p/></draw:line><draw:custom-shape draw:style-name="gr6" draw:text-style-name="P23" svg:width="0.115cm" svg:height="0.091cm" svg:x="1.803cm" svg:y="1.3cm"><text:p/><draw:enhanced-geometry svg:viewBox="0 0 65 51" draw:type="non-primitive" draw:enhanced-path="M 65 0 L 34 51 0 0 N"/></draw:custom-shape><draw:line draw:style-name="gr7" draw:text-style-name="P22" svg:x1="0.972cm" svg:y1="1.722cm" svg:x2="0.743cm" svg:y2="1.498cm"><text:p/></draw:line><draw:custom-shape draw:style-name="gr6" draw:text-style-name="P23" svg:width="0.105cm" svg:height="0.1cm" svg:x="0.882cm" svg:y="1.633cm"><text:p/><draw:enhanced-geometry svg:viewBox="0 0 59 56" draw:type="non-primitive" draw:enhanced-path="M 45 0 L 59 56 0 45 N"/></draw:custom-shape><draw:line draw:style-name="gr7" draw:text-style-name="P22" svg:x1="0.831cm" svg:y1="2.408cm" svg:x2="0.494cm" svg:y2="2.41cm"><text:p/></draw:line><draw:custom-shape draw:style-name="gr6" draw:text-style-name="P23" svg:width="0.091cm" svg:height="0.115cm" svg:x="0.743cm" svg:y="2.348cm"><text:p/><draw:enhanced-geometry svg:viewBox="0 0 51 65" draw:type="non-primitive" draw:enhanced-path="M 3 0 L 51 34 0 65 N"/></draw:custom-shape><draw:line draw:style-name="gr7" draw:text-style-name="P22" svg:x1="1.064cm" svg:y1="3.133cm" svg:x2="0.787cm" svg:y2="3.292cm"><text:p/></draw:line><draw:custom-shape draw:style-name="gr6" draw:text-style-name="P23" svg:width="0.105cm" svg:height="0.101cm" svg:x="0.975cm" svg:y="3.117cm"><text:p/><draw:enhanced-geometry svg:viewBox="0 0 59 57" draw:type="non-primitive" draw:enhanced-path="M 0 0 L 59 3 34 57 N"/></draw:custom-shape><draw:custom-shape draw:style-name="gr8" draw:text-style-name="P23" svg:width="2.206cm" svg:height="0.805cm" svg:x="4.687cm" svg:y="1.767cm"><text:p/><draw:enhanced-geometry svg:viewBox="0 0 1250 456" draw:type="non-primitive" draw:enhanced-path="M 1073 456 L 1141 430 1231 450 1250 293 1248 287 1239 276 1222 259 1200 239 1172 225 1130 211 1082 194 1031 172 984 146 944 118 913 98 871 76 823 56 773 36 722 22 680 8 649 3 613 0 568 0 514 3 464 6 419 14 385 22 326 48 267 79 208 110 180 124 146 141 113 163 79 183 48 203 23 219 6 231 0 236 197 166 200 166 214 166 234 163 264 157 307 149 360 138 408 135 453 138 503 138 537 143 582 152 632 169 683 186 728 208 770 228 798 245 815 259 837 279 868 301 902 326 936 352 969 377 1003 402 1028 425 1051 442 1068 453 1073 456 Z N"/></draw:custom-shape><draw:custom-shape draw:style-name="gr6" draw:text-style-name="P23" svg:width="2.206cm" svg:height="0.805cm" svg:x="4.687cm" svg:y="1.767cm"><text:p/><draw:enhanced-geometry svg:viewBox="0 0 1250 456" draw:type="non-primitive" draw:enhanced-path="M 1073 456 L 1141 430 1231 450 1250 293 1248 287 1239 276 1222 259 1200 239 1172 225 1130 211 1082 194 1031 172 984 146 944 118 913 98 871 76 823 56 773 36 722 22 680 8 649 3 613 0 568 0 514 3 464 6 419 14 385 22 326 48 267 79 208 110 180 124 146 141 113 163 79 183 48 203 23 219 6 231 0 236 197 166 200 166 214 166 234 163 264 157 307 149 360 138 408 135 453 138 503 138 537 143 582 152 632 169 683 186 728 208 770 228 798 245 815 259 837 279 868 301 902 326 936 352 969 377 1003 402 1028 425 1051 442 1068 453 1073 456 N"/></draw:custom-shape><draw:custom-shape draw:style-name="gr6" draw:text-style-name="P23" svg:width="0.486cm" svg:height="0.223cm" svg:x="4.029cm" svg:y="3.267cm"><text:p/><draw:enhanced-geometry svg:viewBox="0 0 275 126" draw:type="non-primitive" draw:enhanced-path="M 0 126 L 90 126 90 118 92 98 95 76 98 59 104 39 112 22 126 5 146 0 149 0 151 3 157 5 163 8 168 17 177 25 180 34 188 53 191 76 194 98 196 115 196 124 275 124 N"/></draw:custom-shape><draw:custom-shape draw:style-name="gr6" draw:text-style-name="P23" svg:width="0.685cm" svg:height="0.433cm" svg:x="7.086cm" svg:y="3.067cm"><text:p/><draw:enhanced-geometry svg:viewBox="0 0 388 245" draw:type="non-primitive" draw:enhanced-path="M 0 166 L 42 166 81 166 87 166 90 163 93 158 95 152 95 144 95 135 98 127 101 87 109 45 109 34 112 23 115 11 118 0 121 51 124 102 126 144 129 175 135 206 140 245 143 206 146 175 152 141 157 102 157 127 166 152 177 180 188 166 191 149 197 130 197 141 199 152 205 163 211 172 208 166 211 158 213 152 216 147 219 141 222 147 225 152 227 158 233 163 239 169 244 169 250 163 256 158 258 152 261 144 261 138 261 135 275 71 284 6 289 57 292 107 295 155 298 192 303 217 306 245 309 211 309 183 309 149 315 113 317 121 323 138 329 158 334 172 334 180 343 175 345 158 348 141 351 124 354 138 354 149 357 158 357 166 359 161 359 158 365 155 368 149 371 147 371 141 374 144 376 149 376 152 379 155 382 158 388 158 N"/></draw:custom-shape><draw:custom-shape draw:style-name="gr8" draw:text-style-name="P23" svg:width="0.003cm" svg:height="0.65cm" svg:x="6.962cm" svg:y="1.242cm"><text:p/><draw:enhanced-geometry svg:viewBox="0 0 0 368" draw:type="non-primitive" draw:enhanced-path="M 0 368 L 0 0 0 368 Z N"/></draw:custom-shape><draw:line draw:style-name="gr7" draw:text-style-name="P22" svg:x1="6.962cm" svg:y1="1.891cm" svg:x2="6.964cm" svg:y2="1.242cm"><text:p/></draw:line><draw:custom-shape draw:style-name="gr8" draw:text-style-name="P23" svg:width="0.003cm" svg:height="0.685cm" svg:x="6.941cm" svg:y="3.023cm"><text:p/><draw:enhanced-geometry svg:viewBox="0 0 0 388" draw:type="non-primitive" draw:enhanced-path="M 0 0 L 0 388 0 0 Z N"/></draw:custom-shape><draw:line draw:style-name="gr7" draw:text-style-name="P22" svg:x1="6.941cm" svg:y1="3.023cm" svg:x2="6.943cm" svg:y2="3.707cm"><text:p/></draw:line><draw:custom-shape draw:style-name="gr9" draw:text-style-name="P23" svg:width="0.085cm" svg:height="0.458cm" svg:x="2.616cm" svg:y="2.194cm"><text:p/><draw:enhanced-geometry svg:viewBox="0 0 21600 21600" draw:type="rectangle" draw:enhanced-path="M 0 0 L 21600 0 21600 21600 0 21600 0 0 Z N"/></draw:custom-shape><draw:custom-shape draw:style-name="gr10" draw:text-style-name="P23" svg:width="0.045cm" svg:height="0.145cm" svg:x="1.646cm" svg:y="2.115cm"><text:p/><draw:enhanced-geometry svg:viewBox="0 0 25 82" draw:type="non-primitive" draw:enhanced-path="M 16 0 L 16 67 16 73 16 76 19 76 19 79 22 79 25 79 25 82 0 82 0 79 2 79 5 79 5 76 5 76 8 73 8 67 8 20 8 14 8 8 5 8 5 6 5 6 2 6 2 6 0 6 0 6 14 0 16 0 Z N"/></draw:custom-shape><draw:custom-shape draw:style-name="gr10" draw:text-style-name="P23" svg:width="0.1cm" svg:height="0.096cm" svg:x="1.7cm" svg:y="2.164cm"><text:p/><draw:enhanced-geometry svg:viewBox="0 0 56 54" draw:type="non-primitive" draw:enhanced-path="M 47 0 L 47 31 47 39 47 42 47 45 50 45 50 48 50 48 53 48 53 45 56 48 39 54 39 54 39 42 30 48 28 51 22 54 19 54 16 54 11 51 8 48 8 45 5 39 5 34 5 8 5 6 5 6 5 3 2 3 2 3 0 0 0 0 16 0 16 34 16 39 19 45 22 45 25 45 28 45 30 45 33 42 39 39 39 8 36 6 36 3 33 3 30 0 30 0 47 0 Z N"/></draw:custom-shape><draw:custom-shape draw:style-name="gr10" draw:text-style-name="P23" svg:width="0.101cm" svg:height="0.096cm" svg:x="1.803cm" svg:y="2.164cm"><text:p/><draw:enhanced-geometry svg:viewBox="0 0 57 54" draw:type="non-primitive" draw:enhanced-path="M 17 11 L 23 3 29 0 34 0 40 0 43 0 45 3 48 8 48 11 48 17 48 39 48 45 48 48 51 48 51 51 54 51 57 51 57 54 31 54 31 51 31 51 34 51 37 51 37 48 37 45 40 45 40 39 40 20 37 14 37 8 34 6 31 6 23 8 17 14 17 39 17 45 17 48 17 48 20 51 20 51 23 51 23 54 0 54 0 51 0 51 3 51 6 48 6 45 6 39 6 20 6 14 6 8 6 8 6 6 3 6 3 6 0 6 0 6 0 6 15 0 17 0 17 11 Z N"/></draw:custom-shape><draw:custom-shape draw:style-name="gr10" draw:text-style-name="P23" svg:width="0.096cm" svg:height="0.14cm" svg:x="1.907cm" svg:y="2.164cm"><text:p/><draw:enhanced-geometry svg:viewBox="0 0 54 79" draw:type="non-primitive" draw:enhanced-path="M 15 34 L 12 31 9 28 6 23 6 17 6 11 12 6 17 0 26 0 34 0 40 3 51 3 54 3 54 3 54 3 54 3 54 3 54 3 54 6 54 6 54 6 54 6 54 6 51 6 43 6 45 11 48 17 45 25 43 31 34 34 26 37 23 34 17 34 15 37 15 37 12 39 12 39 12 42 15 42 15 42 17 45 20 45 26 45 34 45 43 45 45 45 51 48 51 54 54 56 51 62 48 70 40 73 34 76 23 79 15 76 6 73 3 70 0 68 0 65 3 65 3 62 6 59 9 56 12 51 9 51 6 48 6 48 6 45 6 42 6 42 9 37 15 34 Z M 26 0 L 20 3 17 6 15 8 15 14 17 23 20 28 23 31 26 34 31 31 34 31 37 25 37 20 37 11 34 6 29 3 26 0 Z M 15 54 L 12 56 12 56 9 59 9 62 9 65 12 68 20 70 29 70 37 70 45 68 48 62 48 59 48 56 45 56 43 54 34 54 23 54 15 54 Z N"/></draw:custom-shape><draw:custom-shape draw:style-name="gr10" draw:text-style-name="P23" svg:width="0.066cm" svg:height="0.096cm" svg:x="2.016cm" svg:y="2.164cm"><text:p/><draw:enhanced-geometry svg:viewBox="0 0 37 54" draw:type="non-primitive" draw:enhanced-path="M 31 0 L 31 17 31 17 28 11 26 6 20 3 17 3 12 3 9 6 9 6 6 8 9 11 9 14 12 17 14 20 23 23 31 28 34 31 37 37 34 45 31 48 23 54 17 54 12 54 6 51 6 51 3 51 3 51 0 54 0 54 0 37 0 37 3 42 9 45 12 48 17 51 23 48 26 48 26 45 26 42 26 39 26 37 20 34 14 28 6 25 3 23 0 17 0 14 0 8 3 3 9 0 17 0 20 0 23 0 26 0 28 0 28 0 28 0 31 0 31 0 31 0 Z N"/></draw:custom-shape><draw:custom-shape draw:style-name="gr10" draw:text-style-name="P23" svg:width="0.156cm" svg:height="0.214cm" svg:x="2.764cm" svg:y="1.286cm"><text:p/><draw:enhanced-geometry svg:viewBox="0 0 88 121" draw:type="non-primitive" draw:enhanced-path="M 26 0 L 26 76 48 59 54 53 57 51 57 51 57 48 57 48 54 45 54 45 51 45 51 42 82 42 82 45 76 45 71 48 68 51 62 53 40 70 62 98 68 104 71 107 73 110 76 112 79 115 82 115 88 115 88 121 51 121 51 118 54 118 54 118 57 115 57 115 54 112 51 107 26 76 26 101 29 110 29 112 29 115 31 118 34 118 37 118 37 121 0 121 0 118 6 118 9 115 12 115 12 112 12 110 12 101 12 31 12 22 12 17 12 14 12 11 12 11 9 8 6 8 6 8 3 11 0 8 23 0 26 0 Z N"/></draw:custom-shape><draw:custom-shape draw:style-name="gr10" draw:text-style-name="P23" svg:width="0.228cm" svg:height="0.14cm" svg:x="2.785cm" svg:y="1.956cm"><text:p/><draw:enhanced-geometry svg:viewBox="0 0 129 79" draw:type="non-primitive" draw:enhanced-path="M 25 17 L 31 14 33 8 36 8 39 5 42 3 47 3 53 0 59 3 64 5 70 11 73 17 78 8 87 5 92 3 98 0 104 3 109 3 115 8 118 14 118 20 120 28 120 62 120 67 120 73 120 76 123 76 126 79 129 79 129 79 95 79 95 79 95 79 98 79 101 76 104 73 104 70 104 67 104 62 104 31 104 22 104 17 98 14 92 11 87 11 84 14 78 17 73 22 73 22 73 25 73 62 73 70 73 73 73 76 76 76 78 79 84 79 84 79 47 79 47 79 50 79 53 76 56 73 56 70 59 67 59 62 59 31 56 22 56 17 50 14 45 11 39 11 36 14 31 17 25 22 25 62 25 70 25 73 28 76 28 76 31 79 36 79 36 79 0 79 0 79 2 79 5 76 8 76 8 73 11 67 11 62 11 34 11 22 11 17 8 14 8 11 8 11 5 11 2 11 0 11 0 11 22 0 25 0 25 17 Z N"/></draw:custom-shape><draw:custom-shape draw:style-name="gr10" draw:text-style-name="P23" svg:width="0.14cm" svg:height="0.214cm" svg:x="3.687cm" svg:y="1.286cm"><text:p/><draw:enhanced-geometry svg:viewBox="0 0 79 121" draw:type="non-primitive" draw:enhanced-path="M 25 56 L 34 48 42 42 50 42 56 42 65 45 70 51 76 59 79 67 79 79 79 90 73 101 65 110 56 118 48 121 39 121 31 121 25 118 17 115 11 112 11 31 11 25 11 17 11 14 8 11 8 11 8 8 6 8 3 8 0 11 0 8 22 0 25 0 25 56 Z M 25 62 L 25 107 28 112 34 115 39 115 45 115 50 115 59 107 62 101 65 93 65 84 65 76 62 67 59 62 50 56 42 53 39 53 34 56 31 59 25 62 Z N"/></draw:custom-shape><draw:custom-shape draw:style-name="gr10" draw:text-style-name="P23" svg:width="0.151cm" svg:height="0.14cm" svg:x="4.013cm" svg:y="2.408cm"><text:p/><draw:enhanced-geometry svg:viewBox="0 0 85 79" draw:type="non-primitive" draw:enhanced-path="M 73 0 L 73 45 73 53 73 59 73 62 76 65 76 67 76 67 79 67 82 67 85 67 85 70 62 79 59 79 59 62 54 67 48 73 42 76 40 76 31 79 26 76 20 73 17 70 14 65 12 56 12 48 12 14 12 8 12 6 9 3 9 3 6 0 0 0 0 0 26 0 26 51 28 59 31 65 34 67 40 67 42 67 48 65 54 62 59 56 59 14 59 8 57 3 54 3 48 0 48 0 73 0 Z N"/></draw:custom-shape><draw:custom-shape draw:style-name="gr10" draw:text-style-name="P23" svg:width="0.105cm" svg:height="0.156cm" svg:x="4.187cm" svg:y="2.501cm"><text:p/><draw:enhanced-geometry svg:viewBox="0 0 59 88" draw:type="non-primitive" draw:enhanced-path="M 16 40 L 11 37 8 31 5 26 5 23 8 14 11 6 19 3 28 0 36 0 42 6 56 6 59 6 59 6 59 6 59 6 59 6 59 6 59 9 59 9 59 9 59 9 59 9 56 9 47 9 50 14 50 20 50 29 45 34 39 40 28 40 25 40 19 40 16 43 14 45 14 45 14 48 14 48 14 48 16 51 19 51 22 51 28 51 39 51 45 51 50 54 56 57 59 60 59 65 56 71 50 79 45 85 36 88 25 88 14 88 5 82 2 79 0 76 2 74 2 74 2 71 5 65 8 65 11 60 8 57 5 57 5 54 5 51 5 51 8 48 11 43 16 40 Z M 28 3 L 22 3 19 6 16 12 16 17 16 29 19 34 25 37 28 37 33 37 36 34 39 31 42 23 39 14 36 9 33 3 28 3 Z M 16 60 L 14 62 11 65 11 68 8 71 11 74 14 76 22 79 31 79 42 79 47 76 53 71 53 68 53 65 50 62 45 62 39 62 25 60 16 60 Z N"/></draw:custom-shape><draw:custom-shape draw:style-name="gr10" draw:text-style-name="P23" svg:width="0.115cm" svg:height="0.11cm" svg:x="7.318cm" svg:y="1.817cm"><text:p/><draw:enhanced-geometry svg:viewBox="0 0 65 62" draw:type="non-primitive" draw:enhanced-path="M 20 11 L 28 6 34 0 42 0 45 0 51 3 53 6 56 8 56 14 56 23 56 48 56 54 59 56 59 59 59 59 62 59 65 59 65 62 36 62 36 59 39 59 42 59 42 59 45 56 45 54 45 54 45 48 45 23 45 17 42 11 39 8 36 8 28 11 20 17 20 48 20 54 20 56 22 59 22 59 25 59 28 59 28 62 0 62 0 59 0 59 6 59 6 56 8 54 8 48 8 25 8 17 8 11 8 8 6 8 6 6 6 6 3 8 0 8 0 6 17 0 20 0 20 11 Z N"/></draw:custom-shape><draw:custom-shape draw:style-name="gr10" draw:text-style-name="P23" svg:width="0.184cm" svg:height="0.11cm" svg:x="7.332cm" svg:y="2.739cm"><text:p/><draw:enhanced-geometry svg:viewBox="0 0 104 62" draw:type="non-primitive" draw:enhanced-path="M 23 15 L 26 9 28 6 28 6 31 3 37 3 40 0 43 0 48 0 54 3 57 9 59 15 65 6 71 3 76 0 79 0 85 0 87 3 93 6 96 12 96 15 96 23 96 48 96 54 96 57 99 60 99 60 102 62 104 62 104 62 76 62 76 62 76 62 79 62 82 60 85 60 85 57 85 54 85 48 85 23 85 17 82 15 79 9 73 9 71 9 68 12 62 15 59 17 59 17 59 20 59 48 59 54 59 57 59 60 62 60 65 62 68 62 68 62 40 62 40 62 43 62 45 60 45 60 48 57 48 54 48 48 48 23 48 17 45 15 43 9 37 9 34 9 31 12 26 15 23 17 23 48 23 54 23 57 23 60 26 60 26 62 31 62 31 62 0 62 0 62 6 62 6 60 9 60 9 57 9 54 9 48 9 26 9 17 9 12 9 9 9 9 6 9 6 9 3 9 3 9 0 9 20 0 23 0 23 15 Z N"/></draw:custom-shape><draw:custom-shape draw:style-name="gr10" draw:text-style-name="P23" svg:width="0.145cm" svg:height="0.138cm" svg:x="7.154cm" svg:y="1.723cm"><text:p/><draw:enhanced-geometry svg:viewBox="0 0 82 78" draw:type="non-primitive" draw:enhanced-path="M 70 0 L 70 45 73 53 73 59 73 61 73 64 73 67 76 67 76 67 79 67 82 67 82 70 62 78 56 78 56 61 51 67 45 73 42 76 37 76 31 78 26 76 20 73 14 70 11 64 11 56 11 47 11 14 9 8 9 5 9 2 6 2 3 0 0 0 0 0 26 0 26 50 26 59 28 64 34 67 37 67 42 67 45 64 51 61 56 56 56 14 56 8 56 2 51 2 45 0 45 0 70 0 Z N"/></draw:custom-shape><draw:custom-shape draw:style-name="gr10" draw:text-style-name="P23" svg:width="0.149cm" svg:height="0.138cm" svg:x="7.17cm" svg:y="2.632cm"><text:p/><draw:enhanced-geometry svg:viewBox="0 0 84 78" draw:type="non-primitive" draw:enhanced-path="M 73 0 L 73 45 73 53 73 59 73 61 73 64 76 67 76 67 78 67 81 67 84 67 84 67 61 78 59 78 59 61 53 67 47 73 42 76 36 76 31 78 25 76 19 73 17 70 14 64 11 56 11 47 11 14 11 8 11 5 8 2 8 2 5 0 0 0 0 0 25 0 25 50 28 59 31 64 33 64 39 67 42 67 47 64 53 61 59 56 59 14 59 5 56 2 53 0 47 0 47 0 73 0 Z N"/></draw:custom-shape><draw:custom-shape draw:style-name="gr10" draw:text-style-name="P23" svg:width="0.149cm" svg:height="0.204cm" svg:x="1.715cm" svg:y="2.457cm"><text:p/><draw:enhanced-geometry svg:viewBox="0 0 84 115" draw:type="non-primitive" draw:enhanced-path="M 6 9 L 28 0 31 0 31 17 36 9 42 3 48 0 56 0 62 0 70 3 76 9 79 17 84 25 84 37 84 51 79 59 73 70 65 76 59 79 48 79 42 79 36 79 34 76 31 73 31 99 31 104 31 110 31 110 34 113 36 113 39 115 39 115 0 115 0 115 3 115 8 113 11 113 14 110 14 110 14 104 14 99 14 23 14 17 14 14 14 11 14 11 11 9 8 9 8 9 6 11 6 9 Z M 31 23 L 31 51 31 59 31 62 34 68 36 70 42 73 48 76 56 73 62 68 67 62 70 54 70 45 70 34 67 25 62 17 56 14 48 11 45 11 39 14 36 17 31 23 Z N"/></draw:custom-shape><draw:custom-shape draw:style-name="gr10" draw:text-style-name="P23" svg:width="0.08cm" svg:height="0.108cm" svg:x="1.882cm" svg:y="2.607cm"><text:p/><draw:enhanced-geometry svg:viewBox="0 0 45 61" draw:type="non-primitive" draw:enhanced-path="M 40 0 L 40 19 37 19 34 11 29 8 26 5 20 2 17 2 14 5 14 8 14 8 14 11 14 14 17 14 20 16 29 22 37 28 43 33 43 36 45 42 45 47 43 53 40 56 34 61 29 61 23 61 17 61 9 61 9 61 6 59 6 61 3 61 0 61 0 42 3 42 6 50 12 53 17 59 23 59 26 59 29 56 31 56 31 53 31 50 29 47 26 45 20 39 12 33 6 30 0 25 0 16 0 11 6 5 12 0 20 0 26 0 31 2 31 2 34 2 34 2 34 2 37 0 37 0 40 0 Z N"/></draw:custom-shape><draw:line draw:style-name="gr7" draw:text-style-name="P22" svg:x1="3.186cm" svg:y1="1.04cm" svg:x2="3.188cm" svg:y2="0.887cm"><text:p/></draw:line><draw:line draw:style-name="gr7" draw:text-style-name="P22" svg:x1="3.186cm" svg:y1="1.196cm" svg:x2="3.188cm" svg:y2="1.226cm"><text:p/></draw:line><draw:line draw:style-name="gr7" draw:text-style-name="P22" svg:x1="3.186cm" svg:y1="1.376cm" svg:x2="3.188cm" svg:y2="1.41cm"><text:p/></draw:line><draw:line draw:style-name="gr7" draw:text-style-name="P22" svg:x1="3.186cm" svg:y1="1.554cm" svg:x2="3.188cm" svg:y2="1.589cm"><text:p/></draw:line><draw:line draw:style-name="gr7" draw:text-style-name="P22" svg:x1="3.186cm" svg:y1="1.737cm" svg:x2="3.188cm" svg:y2="1.931cm"><text:p/></draw:line><draw:line draw:style-name="gr7" draw:text-style-name="P22" svg:x1="3.493cm" svg:y1="0.898cm" svg:x2="3.495cm" svg:y2="1.261cm"><text:p/></draw:line><draw:line draw:style-name="gr7" draw:text-style-name="P22" svg:x1="3.493cm" svg:y1="1.401cm" svg:x2="3.495cm" svg:y2="1.932cm"><text:p/></draw:line><draw:custom-shape draw:style-name="gr8" draw:text-style-name="P23" svg:width="0.313cm" svg:height="1.019cm" svg:x="3.186cm" svg:y="2.914cm"><text:p/><draw:enhanced-geometry svg:viewBox="0 0 177 577" draw:type="non-primitive" draw:enhanced-path="M 174 577 L 177 0 0 0 0 577 174 577 Z N"/></draw:custom-shape><draw:custom-shape draw:style-name="gr7" draw:text-style-name="P23" svg:width="0.154cm" svg:height="0.096cm" svg:x="3.424cm" svg:y="3.336cm"><text:p/><draw:enhanced-geometry svg:viewBox="0 0 21600 21600" draw:type="rectangle" draw:enhanced-path="M 0 0 L 21600 0 21600 21600 0 21600 0 0 Z N"/></draw:custom-shape><draw:custom-shape draw:style-name="gr6" draw:text-style-name="P23" svg:width="0.228cm" svg:height="0.154cm" svg:x="3.385cm" svg:y="3.291cm"><text:p/><draw:enhanced-geometry svg:viewBox="0 0 129 87" draw:type="non-primitive" draw:enhanced-path="M 0 87 L 0 3 129 0 129 87 N"/></draw:custom-shape><draw:line draw:style-name="gr7" draw:text-style-name="P22" svg:x1="3.186cm" svg:y1="2.919cm" svg:x2="3.188cm" svg:y2="3.078cm"><text:p/></draw:line><draw:line draw:style-name="gr7" draw:text-style-name="P22" svg:x1="3.186cm" svg:y1="3.226cm" svg:x2="3.188cm" svg:y2="3.261cm"><text:p/></draw:line><draw:line draw:style-name="gr7" draw:text-style-name="P22" svg:x1="3.186cm" svg:y1="3.401cm" svg:x2="3.188cm" svg:y2="3.435cm"><text:p/></draw:line><draw:line draw:style-name="gr7" draw:text-style-name="P22" svg:x1="3.186cm" svg:y1="3.59cm" svg:x2="3.188cm" svg:y2="3.62cm"><text:p/></draw:line><draw:line draw:style-name="gr7" draw:text-style-name="P22" svg:x1="3.186cm" svg:y1="3.768cm" svg:x2="3.188cm" svg:y2="3.951cm"><text:p/></draw:line><draw:line draw:style-name="gr7" draw:text-style-name="P22" svg:x1="3.498cm" svg:y1="2.919cm" svg:x2="3.5cm" svg:y2="3.296cm"><text:p/></draw:line><draw:line draw:style-name="gr7" draw:text-style-name="P22" svg:x1="3.498cm" svg:y1="3.431cm" svg:x2="3.5cm" svg:y2="3.951cm"><text:p/></draw:line><draw:custom-shape draw:style-name="gr6" draw:text-style-name="P23" svg:width="0.486cm" svg:height="0.225cm" svg:x="4.38cm" svg:y="3.261cm"><text:p/><draw:enhanced-geometry svg:viewBox="0 0 275 127" draw:type="non-primitive" draw:enhanced-path="M 0 127 L 90 127 90 118 93 98 96 76 99 59 104 42 115 23 127 8 149 0 149 3 152 3 158 6 163 11 172 17 177 25 183 34 188 53 191 79 197 101 197 118 197 124 275 124 N"/></draw:custom-shape><draw:custom-shape draw:style-name="gr6" draw:text-style-name="P23" svg:width="0.486cm" svg:height="0.219cm" svg:x="4.733cm" svg:y="3.261cm"><text:p/><draw:enhanced-geometry svg:viewBox="0 0 275 124" draw:type="non-primitive" draw:enhanced-path="M 0 124 L 90 124 90 115 92 98 95 76 98 56 104 39 112 20 126 6 146 0 149 0 151 0 157 3 163 8 168 14 177 23 182 34 188 53 191 76 193 98 196 115 196 121 275 121 N"/></draw:custom-shape><draw:custom-shape draw:style-name="gr10" draw:text-style-name="P23" svg:width="0.091cm" svg:height="0.14cm" svg:x="3.136cm" svg:y="2.397cm"><text:p/><draw:enhanced-geometry svg:viewBox="0 0 51 79" draw:type="non-primitive" draw:enhanced-path="M 11 34 L 9 31 6 28 3 23 3 17 3 12 9 6 14 0 23 0 31 0 37 3 48 3 51 3 51 3 51 3 51 3 51 3 51 6 51 6 51 6 51 6 51 6 51 6 48 6 42 6 42 12 45 17 42 26 39 31 31 34 23 37 20 37 14 34 11 37 11 40 11 40 9 43 11 43 11 43 11 45 14 45 17 45 23 45 34 45 39 45 42 48 48 51 51 54 51 57 48 65 45 71 37 73 31 76 23 79 11 76 3 73 0 71 0 68 0 65 0 65 0 62 3 59 6 57 9 54 6 51 3 48 3 48 3 45 3 45 6 43 9 40 11 34 Z M 23 3 L 20 3 14 6 14 9 11 17 14 23 17 28 20 34 25 34 28 34 31 31 34 26 34 20 34 12 31 6 28 3 23 3 Z M 11 54 L 9 57 9 59 6 59 6 62 6 65 9 68 17 71 25 71 37 71 42 68 45 65 48 59 45 57 45 57 39 54 31 54 20 54 11 54 Z N"/></draw:custom-shape><draw:custom-shape draw:style-name="gr10" draw:text-style-name="P23" svg:width="0.041cm" svg:height="0.145cm" svg:x="3.24cm" svg:y="2.348cm"><text:p/><draw:enhanced-geometry svg:viewBox="0 0 23 82" draw:type="non-primitive" draw:enhanced-path="M 17 0 L 17 68 17 73 17 76 17 79 20 79 20 79 23 79 23 82 0 82 0 79 3 79 3 79 6 79 6 76 6 73 6 68 6 23 6 14 6 9 6 9 6 6 3 6 3 6 0 6 0 6 0 6 14 0 17 0 Z N"/></draw:custom-shape><draw:custom-shape draw:style-name="gr10" draw:text-style-name="P23" svg:width="0.091cm" svg:height="0.096cm" svg:x="3.295cm" svg:y="2.397cm"><text:p/><draw:enhanced-geometry svg:viewBox="0 0 51 54" draw:type="non-primitive" draw:enhanced-path="M 25 0 L 34 0 39 3 45 9 48 17 51 26 51 34 48 40 42 45 37 51 31 54 25 54 17 54 11 51 6 45 0 37 0 28 0 20 3 14 8 6 14 3 20 0 25 0 Z M 22 3 L 20 3 17 6 14 9 11 12 11 17 8 23 11 34 14 43 20 48 28 51 31 48 37 45 39 40 39 31 39 23 37 14 34 9 28 6 22 3 Z N"/></draw:custom-shape><draw:custom-shape draw:style-name="gr10" draw:text-style-name="P23" svg:width="0.055cm" svg:height="0.126cm" svg:x="3.394cm" svg:y="2.367cm"><text:p/><draw:enhanced-geometry svg:viewBox="0 0 31 71" draw:type="non-primitive" draw:enhanced-path="M 17 0 L 17 17 31 17 31 20 17 20 17 57 17 60 20 62 20 62 23 65 25 62 25 62 28 62 31 60 31 60 28 65 25 68 23 71 17 71 14 71 14 71 11 68 9 65 9 62 9 57 9 20 0 20 0 20 3 17 6 14 9 12 11 9 14 6 17 0 17 0 Z N"/></draw:custom-shape><draw:custom-shape draw:style-name="gr10" draw:text-style-name="P23" svg:width="0.061cm" svg:height="0.126cm" svg:x="3.448cm" svg:y="2.367cm"><text:p/><draw:enhanced-geometry svg:viewBox="0 0 34 71" draw:type="non-primitive" draw:enhanced-path="M 20 0 L 20 17 31 17 31 20 20 20 20 57 20 60 23 62 23 62 25 65 28 62 28 62 31 62 31 60 34 60 31 65 28 68 25 71 20 71 17 71 14 71 11 68 11 65 11 62 9 57 9 20 0 20 0 20 6 17 9 14 11 12 14 9 17 6 20 0 20 0 Z N"/></draw:custom-shape><draw:custom-shape draw:style-name="gr10" draw:text-style-name="P23" svg:width="0.047cm" svg:height="0.145cm" svg:x="3.517cm" svg:y="2.348cm"><text:p/><draw:enhanced-geometry svg:viewBox="0 0 26 82" draw:type="non-primitive" draw:enhanced-path="M 12 0 L 14 0 17 3 17 3 20 6 17 9 17 11 14 11 12 14 9 11 6 11 6 9 6 6 6 3 6 3 9 0 12 0 Z M 17 28 L 17 68 17 73 17 76 20 79 20 79 23 79 26 79 26 82 0 82 0 79 3 79 6 79 6 79 6 76 9 73 9 68 9 51 9 42 6 37 6 37 6 34 6 34 3 34 3 34 0 34 0 34 14 28 17 28 Z N"/></draw:custom-shape><draw:custom-shape draw:style-name="gr10" draw:text-style-name="P23" svg:width="0.066cm" svg:height="0.096cm" svg:x="3.577cm" svg:y="2.397cm"><text:p/><draw:enhanced-geometry svg:viewBox="0 0 37 54" draw:type="non-primitive" draw:enhanced-path="M 34 0 L 34 17 31 17 28 12 25 6 23 3 17 3 14 3 11 6 9 9 9 9 9 12 9 14 11 17 17 20 25 23 31 28 34 34 37 40 34 45 31 51 25 54 20 54 14 54 9 54 6 51 3 51 3 54 3 54 0 54 0 37 3 37 6 43 9 48 14 51 20 51 23 51 25 48 28 45 28 43 28 40 25 37 20 34 14 28 9 26 3 23 0 20 0 14 3 9 6 3 11 0 17 0 20 0 25 0 28 3 28 3 28 3 31 0 31 0 31 0 34 0 Z N"/></draw:custom-shape><draw:custom-shape draw:style-name="gr10" draw:text-style-name="P23" svg:width="0.1cm" svg:height="0.094cm" svg:x="4.985cm" svg:y="2.468cm"><text:p/><draw:enhanced-geometry svg:viewBox="0 0 56 53" draw:type="non-primitive" draw:enhanced-path="M 0 0 L 25 0 25 0 22 0 22 3 20 3 20 3 20 5 20 8 20 11 31 39 42 8 45 5 45 3 45 3 45 3 42 3 42 3 42 0 39 0 39 0 56 0 56 0 53 3 50 3 48 5 48 8 31 53 25 53 8 8 8 5 6 5 6 3 3 3 3 3 0 0 0 0 Z N"/></draw:custom-shape><draw:custom-shape draw:style-name="gr10" draw:text-style-name="P23" svg:width="0.089cm" svg:height="0.094cm" svg:x="5.089cm" svg:y="2.468cm"><text:p/><draw:enhanced-geometry svg:viewBox="0 0 50 53" draw:type="non-primitive" draw:enhanced-path="M 25 0 L 34 0 39 3 45 8 50 17 50 25 50 31 48 39 45 45 39 50 34 53 25 53 20 53 11 48 8 45 3 36 0 25 3 19 6 11 8 5 14 3 20 0 25 0 Z M 25 3 L 22 3 20 3 17 5 14 11 11 17 11 22 11 33 17 42 22 48 28 50 34 48 39 45 42 39 42 31 42 19 39 14 36 8 31 3 25 3 Z N"/></draw:custom-shape><draw:custom-shape draw:style-name="gr10" draw:text-style-name="P23" svg:width="0.08cm" svg:height="0.094cm" svg:x="5.193cm" svg:y="2.468cm"><text:p/><draw:enhanced-geometry svg:viewBox="0 0 45 53" draw:type="non-primitive" draw:enhanced-path="M 45 31 L 42 42 36 48 31 50 22 53 14 50 8 45 5 39 3 33 0 25 3 19 5 11 8 5 17 0 25 0 34 0 39 3 42 5 42 11 42 14 42 14 39 14 39 17 36 14 34 14 34 11 31 8 31 5 31 3 28 3 25 3 20 3 17 5 11 14 11 19 11 28 17 36 22 42 28 45 34 42 39 39 42 36 45 31 45 31 Z N"/></draw:custom-shape><draw:custom-shape draw:style-name="gr10" draw:text-style-name="P23" svg:width="0.085cm" svg:height="0.094cm" svg:x="5.286cm" svg:y="2.468cm"><text:p/><draw:enhanced-geometry svg:viewBox="0 0 48 53" draw:type="non-primitive" draw:enhanced-path="M 31 45 L 26 48 23 50 20 50 17 53 14 53 9 53 6 50 3 45 0 39 0 36 3 33 6 31 11 25 20 22 31 17 31 17 31 8 28 5 26 3 20 3 17 3 14 5 14 5 14 8 14 11 14 14 11 17 11 17 9 17 6 17 6 17 3 14 3 11 6 8 9 3 14 0 23 0 28 0 34 0 37 3 40 5 40 11 40 17 40 33 40 39 40 42 42 45 42 45 42 45 42 45 45 45 45 45 45 45 48 42 48 45 42 50 37 53 34 53 31 50 31 48 31 45 Z M 31 39 L 31 22 23 25 20 25 14 28 11 31 11 33 11 36 11 39 14 42 17 45 20 45 26 45 31 39 Z N"/></draw:custom-shape><draw:custom-shape draw:style-name="gr10" draw:text-style-name="P23" svg:width="0.041cm" svg:height="0.144cm" svg:x="5.385cm" svg:y="2.418cm"><text:p/><draw:enhanced-geometry svg:viewBox="0 0 23 81" draw:type="non-primitive" draw:enhanced-path="M 17 0 L 17 67 17 73 17 76 17 76 20 78 20 78 23 78 23 81 0 81 0 78 3 78 3 78 6 76 6 76 6 73 6 67 6 19 6 14 6 8 6 8 6 5 3 5 3 5 0 5 0 5 0 5 14 0 17 0 Z N"/></draw:custom-shape><draw:custom-shape draw:style-name="gr10" draw:text-style-name="P23" svg:width="0.059cm" svg:height="0.124cm" svg:x="5.486cm" svg:y="2.438cm"><text:p/><draw:enhanced-geometry svg:viewBox="0 0 33 70" draw:type="non-primitive" draw:enhanced-path="M 19 0 L 19 17 31 17 31 20 19 20 19 53 19 59 19 62 22 62 25 62 25 62 28 62 31 62 31 59 33 59 31 65 28 67 22 70 19 70 16 70 14 67 11 67 11 65 8 62 8 56 8 20 0 20 0 20 2 17 8 14 11 11 14 8 14 5 16 0 19 0 Z N"/></draw:custom-shape><draw:custom-shape draw:style-name="gr10" draw:text-style-name="P23" svg:width="0.071cm" svg:height="0.094cm" svg:x="5.544cm" svg:y="2.468cm"><text:p/><draw:enhanced-geometry svg:viewBox="0 0 40 53" draw:type="non-primitive" draw:enhanced-path="M 17 0 L 17 11 23 5 28 0 31 0 34 0 37 0 40 3 40 5 40 8 37 11 37 11 34 11 34 11 31 8 28 8 26 8 26 8 23 8 20 11 17 17 17 39 20 45 20 48 20 48 23 50 26 50 28 50 28 53 0 53 0 50 3 50 6 50 9 48 9 45 9 45 9 39 9 19 9 14 9 8 9 8 6 5 6 5 6 5 3 5 3 5 0 5 17 0 17 0 Z N"/></draw:custom-shape><draw:custom-shape draw:style-name="gr10" draw:text-style-name="P23" svg:width="0.085cm" svg:height="0.094cm" svg:x="5.618cm" svg:y="2.468cm"><text:p/><draw:enhanced-geometry svg:viewBox="0 0 48 53" draw:type="non-primitive" draw:enhanced-path="M 31 45 L 26 48 23 50 20 50 17 53 15 53 9 53 3 50 3 45 0 39 0 36 3 33 6 31 12 25 20 22 31 17 31 17 29 8 29 5 26 3 20 3 17 3 15 5 15 5 15 8 15 11 12 14 12 17 12 17 9 17 6 17 6 17 3 14 3 11 6 8 9 3 15 0 23 0 29 0 34 0 37 3 40 5 40 11 40 17 40 33 40 39 40 42 40 45 43 45 43 45 43 45 43 45 45 45 45 45 48 42 48 45 43 50 37 53 34 53 31 50 31 48 31 45 Z M 31 39 L 31 22 23 25 20 25 15 28 12 31 12 33 12 36 12 39 15 42 17 45 20 45 23 45 31 39 Z N"/></draw:custom-shape><draw:custom-shape draw:style-name="gr10" draw:text-style-name="P23" svg:width="0.08cm" svg:height="0.094cm" svg:x="5.713cm" svg:y="2.468cm"><text:p/><draw:enhanced-geometry svg:viewBox="0 0 45 53" draw:type="non-primitive" draw:enhanced-path="M 45 31 L 42 42 36 48 28 50 22 53 14 50 5 45 3 39 0 33 0 25 0 19 3 11 8 5 14 0 25 0 31 0 36 3 39 5 42 11 42 14 39 14 39 14 36 17 34 14 34 14 31 11 31 8 31 5 28 3 25 3 22 3 17 3 14 5 11 14 11 19 11 28 14 36 19 42 28 45 31 42 36 39 39 36 42 31 45 31 Z N"/></draw:custom-shape><draw:custom-shape draw:style-name="gr10" draw:text-style-name="P23" svg:width="0.055cm" svg:height="0.124cm" svg:x="5.801cm" svg:y="2.438cm"><text:p/><draw:enhanced-geometry svg:viewBox="0 0 31 70" draw:type="non-primitive" draw:enhanced-path="M 17 0 L 17 17 28 17 28 20 17 20 17 53 17 59 20 62 20 62 23 62 26 62 26 62 28 62 28 59 31 59 28 65 26 67 23 70 17 70 14 70 12 67 12 67 9 65 9 62 9 56 9 20 0 20 0 20 3 17 6 14 9 11 12 8 14 5 17 0 17 0 Z N"/></draw:custom-shape><draw:custom-shape draw:style-name="gr10" draw:text-style-name="P23" svg:width="0.1cm" svg:height="0.096cm" svg:x="5.316cm" svg:y="1.573cm"><text:p/><draw:enhanced-geometry svg:viewBox="0 0 56 54" draw:type="non-primitive" draw:enhanced-path="M 17 11 L 23 6 28 3 34 0 39 0 42 3 45 6 48 9 48 14 48 20 48 42 48 45 48 51 51 51 51 51 53 54 56 54 56 54 31 54 31 54 31 54 34 54 37 51 37 51 37 48 39 45 39 42 39 20 37 14 37 11 34 9 31 9 23 9 17 14 17 42 17 48 17 48 17 51 20 51 20 54 23 54 23 54 0 54 0 54 0 54 3 54 6 51 6 48 6 42 6 23 6 14 6 11 6 9 6 9 3 9 3 6 0 9 0 9 0 6 14 0 17 0 17 11 Z N"/></draw:custom-shape><draw:custom-shape draw:style-name="gr10" draw:text-style-name="P23" svg:width="0.085cm" svg:height="0.1cm" svg:x="5.42cm" svg:y="1.573cm"><text:p/><draw:enhanced-geometry svg:viewBox="0 0 48 56" draw:type="non-primitive" draw:enhanced-path="M 31 45 L 25 51 23 54 20 54 17 54 14 56 9 54 6 51 3 48 0 42 3 40 3 37 6 31 11 28 20 25 31 20 31 17 31 11 28 9 25 6 23 3 17 6 17 6 14 9 14 11 14 14 14 17 11 20 11 20 9 20 6 20 6 20 3 17 3 14 6 9 9 6 14 3 23 0 28 0 34 3 37 6 39 9 39 11 39 17 39 37 39 42 42 45 42 45 42 48 42 48 42 48 45 48 45 48 45 45 48 45 48 48 42 54 37 56 34 54 34 54 31 51 31 45 Z M 31 42 L 31 23 23 25 20 28 17 31 14 34 11 37 11 40 11 42 14 45 17 48 20 48 25 48 31 42 Z N"/></draw:custom-shape><draw:custom-shape draw:style-name="gr10" draw:text-style-name="P23" svg:width="0.066cm" svg:height="0.1cm" svg:x="5.519cm" svg:y="1.573cm"><text:p/><draw:enhanced-geometry svg:viewBox="0 0 37 56" draw:type="non-primitive" draw:enhanced-path="M 31 0 L 31 20 31 20 28 11 26 9 23 6 17 3 14 6 12 6 9 9 9 11 9 14 9 17 12 20 17 20 26 25 31 28 34 34 37 40 34 45 31 51 26 54 17 56 14 54 6 54 6 54 3 54 3 54 3 56 0 56 0 37 3 37 3 42 9 48 14 51 17 51 23 51 26 48 26 48 28 42 26 40 26 37 20 34 14 31 6 25 3 23 0 20 0 14 3 9 6 6 12 3 17 0 20 0 26 3 28 3 28 3 28 3 31 3 31 3 31 0 31 0 Z N"/></draw:custom-shape><draw:custom-shape draw:style-name="gr10" draw:text-style-name="P23" svg:width="0.085cm" svg:height="0.1cm" svg:x="5.593cm" svg:y="1.573cm"><text:p/><draw:enhanced-geometry svg:viewBox="0 0 48 56" draw:type="non-primitive" draw:enhanced-path="M 31 45 L 26 51 23 54 20 54 17 54 14 56 9 54 6 51 3 48 0 42 3 40 3 37 6 31 12 28 20 25 31 20 31 17 31 11 29 9 26 6 20 3 17 6 17 6 14 9 14 11 14 14 14 17 12 20 12 20 9 20 6 20 6 20 3 17 3 14 6 9 9 6 14 3 23 0 29 0 34 3 37 6 40 9 40 11 40 17 40 37 40 42 43 45 43 45 43 48 43 48 43 48 45 48 45 48 45 45 48 45 48 48 43 54 37 56 34 54 34 54 31 51 31 45 Z M 31 42 L 31 23 23 25 20 28 17 31 14 34 12 37 12 40 12 42 14 45 17 48 20 48 26 48 31 42 Z N"/></draw:custom-shape><draw:custom-shape draw:style-name="gr10" draw:text-style-name="P23" svg:width="0.04cm" svg:height="0.145cm" svg:x="5.694cm" svg:y="1.524cm"><text:p/><draw:enhanced-geometry svg:viewBox="0 0 22 82" draw:type="non-primitive" draw:enhanced-path="M 16 0 L 16 70 16 73 16 76 16 79 19 79 19 82 22 82 22 82 0 82 0 82 2 82 2 79 5 79 5 76 5 73 5 70 5 23 5 14 5 11 5 8 5 8 2 8 2 8 2 8 0 8 0 6 14 0 16 0 Z N"/></draw:custom-shape><draw:custom-shape draw:style-name="gr10" draw:text-style-name="P23" svg:width="0.059cm" svg:height="0.124cm" svg:x="5.793cm" svg:y="1.549cm"><text:p/><draw:enhanced-geometry svg:viewBox="0 0 33 70" draw:type="non-primitive" draw:enhanced-path="M 19 0 L 19 17 31 17 31 20 19 20 19 54 19 56 19 59 22 62 25 62 25 62 28 62 31 59 31 59 33 59 31 62 28 68 22 68 19 70 17 68 14 68 11 65 11 65 8 59 8 56 8 20 0 20 0 17 3 17 8 14 11 11 14 6 14 3 17 0 19 0 Z N"/></draw:custom-shape><draw:custom-shape draw:style-name="gr10" draw:text-style-name="P23" svg:width="0.071cm" svg:height="0.096cm" svg:x="5.851cm" svg:y="1.573cm"><text:p/><draw:enhanced-geometry svg:viewBox="0 0 40 54" draw:type="non-primitive" draw:enhanced-path="M 20 0 L 20 14 23 6 29 3 31 0 34 0 37 3 40 6 40 9 40 11 40 11 37 14 34 14 34 14 31 11 29 9 26 9 26 9 26 11 23 14 20 20 20 42 20 45 20 48 20 51 23 51 26 54 29 54 29 54 0 54 0 54 6 54 6 51 9 51 9 48 9 45 9 42 9 23 9 14 9 11 9 9 9 9 6 9 6 6 3 9 3 9 0 6 17 0 20 0 Z N"/></draw:custom-shape><draw:custom-shape draw:style-name="gr10" draw:text-style-name="P23" svg:width="0.084cm" svg:height="0.1cm" svg:x="5.927cm" svg:y="1.573cm"><text:p/><draw:enhanced-geometry svg:viewBox="0 0 47 56" draw:type="non-primitive" draw:enhanced-path="M 31 45 L 25 51 22 54 19 54 16 54 14 56 8 54 5 51 2 48 0 42 0 40 2 37 5 31 11 28 19 25 31 20 31 17 31 11 28 9 25 6 19 3 16 6 14 6 14 9 14 11 14 14 14 17 11 20 11 20 8 20 5 20 5 20 2 17 2 14 5 9 8 6 14 3 22 0 28 0 33 3 36 6 39 9 39 11 39 17 39 37 39 42 39 45 42 45 42 48 42 48 42 48 45 48 45 48 45 45 47 45 47 48 42 54 36 56 33 54 31 54 31 51 31 45 Z M 31 42 L 31 23 22 25 19 28 14 31 14 34 11 37 11 40 11 42 14 45 16 48 19 48 25 48 31 42 Z N"/></draw:custom-shape><draw:custom-shape draw:style-name="gr10" draw:text-style-name="P23" svg:width="0.08cm" svg:height="0.1cm" svg:x="6.02cm" svg:y="1.573cm"><text:p/><draw:enhanced-geometry svg:viewBox="0 0 45 56" draw:type="non-primitive" draw:enhanced-path="M 45 34 L 42 42 37 51 31 54 22 56 14 54 6 48 3 42 0 37 0 28 0 20 3 14 8 9 17 3 25 0 31 3 37 6 42 9 42 14 42 14 42 17 39 17 37 17 34 17 34 14 31 14 31 11 31 9 28 6 25 6 22 3 20 6 14 9 11 14 11 23 11 31 14 40 20 45 28 45 34 45 37 42 39 40 42 31 45 34 Z N"/></draw:custom-shape><draw:custom-shape draw:style-name="gr10" draw:text-style-name="P23" svg:width="0.054cm" svg:height="0.124cm" svg:x="6.11cm" svg:y="1.549cm"><text:p/><draw:enhanced-geometry svg:viewBox="0 0 30 70" draw:type="non-primitive" draw:enhanced-path="M 16 0 L 16 17 30 17 30 20 16 20 16 54 16 56 19 59 19 62 22 62 25 62 28 62 28 59 30 59 30 59 30 62 25 68 22 68 16 70 14 68 14 68 11 65 8 65 8 59 8 56 8 20 0 20 0 17 2 17 5 14 8 11 11 6 14 3 16 0 16 0 Z N"/></draw:custom-shape><draw:custom-shape draw:style-name="gr10" draw:text-style-name="P23" svg:width="0.368cm" svg:height="0.378cm" svg:x="3.156cm" svg:y="2.542cm"><text:p/><draw:enhanced-geometry svg:viewBox="0 0 208 214" draw:type="non-primitive" draw:enhanced-path="M 0 70 L 0 214 208 214 208 0 0 70 Z N"/></draw:custom-shape><draw:custom-shape draw:style-name="gr10" draw:text-style-name="P23" svg:width="0.368cm" svg:height="0.378cm" svg:x="3.156cm" svg:y="1.926cm"><text:p/><draw:enhanced-geometry svg:viewBox="0 0 208 214" draw:type="non-primitive" draw:enhanced-path="M 205 214 L 208 0 0 0 0 138 205 214 Z N"/></draw:custom-shape><draw:custom-shape draw:style-name="gr6" draw:text-style-name="P23" svg:width="0.368cm" svg:height="0.378cm" svg:x="3.156cm" svg:y="1.926cm"><text:p/><draw:enhanced-geometry svg:viewBox="0 0 208 214" draw:type="non-primitive" draw:enhanced-path="M 205 214 L 208 0 0 0 0 138 205 214 N"/></draw:custom-shape></draw:g></text:p>
        <text:p text:style-name="P5"><text:bookmark-start text:name="_Ref154289107"/>Figure <text:sequence text:ref-name="refFigure0" text:name="Figure" text:formula="ooow:Figure+1" style:num-format="1">1</text:sequence><text:bookmark-end text:name="_Ref154289107"/>: <text:span text:style-name="T11">Schematic diagram of speech production.</text:span></text:p>
        <text:h text:style-name="Heading_20_2" text:outline-level="2">Equations</text:h>
        <text:p text:style-name="Text_20_body">Equations should be placed on separate lines and numbered. Examples of equations are given below. Particularly, </text:p>
        <text:p text:style-name="Equation"><text:tab/><draw:frame draw:style-name="fr1" draw:name="Object6" text:anchor-type="as-char" svg:width="2.26cm" svg:height="0.617cm" draw:z-index="0"><draw:object xlink:href="./Object 6" xlink:type="simple" xlink:show="embed" xlink:actuate="onLoad"/><draw:image xlink:href="./ObjectReplacements/Object 6" xlink:type="simple" xlink:show="embed" xlink:actuate="onLoad"/></draw:frame><text:tab/>(1)</text:p>
        <text:p text:style-name="Text_20_body">where <draw:frame draw:style-name="fr2" draw:name="Object7" text:anchor-type="as-char" svg:width="0.982cm" svg:height="0.617cm" draw:z-index="1"><draw:object xlink:href="./Object 7" xlink:type="simple" xlink:show="embed" xlink:actuate="onLoad"/><draw:image xlink:href="./ObjectReplacements/Object 7" xlink:type="simple" xlink:show="embed" xlink:actuate="onLoad"/></draw:frame> is a special warping function</text:p>
        <text:p text:style-name="Equation"><text:tab/><draw:frame draw:style-name="fr1" draw:name="Object2" text:anchor-type="as-char" svg:width="5.045cm" svg:height="1.02cm" draw:z-index="2"><draw:object xlink:href="./Object 3" xlink:type="simple" xlink:show="embed" xlink:actuate="onLoad"/><draw:image xlink:href="./ObjectReplacements/Object 3" xlink:type="simple" xlink:show="embed" xlink:actuate="onLoad"/></draw:frame><text:tab/>(2)</text:p>
        <text:p text:style-name="Text_20_body">A residue theorem states that</text:p>
        <text:p text:style-name="Equation"><text:tab/><draw:frame draw:style-name="fr3" draw:name="Object1" text:anchor-type="as-char" svg:y="-0.466cm" svg:width="5.316cm" svg:height="0.88cm" draw:z-index="5"><draw:object xlink:href="./Object 1" xlink:type="simple" xlink:show="embed" xlink:actuate="onLoad"/><draw:image xlink:href="./ObjectReplacements/Object 1" xlink:type="simple" xlink:show="embed" xlink:actuate="onLoad"/><svg:desc>formula</svg:desc></draw:frame><text:tab/>(3)</text:p>
        <text:p text:style-name="Text_20_body">Applying (3) to (1), it is quite straightforward to see that</text:p>
        <text:p text:style-name="Equation"><text:tab/><draw:frame draw:style-name="fr1" draw:name="Object3" text:anchor-type="as-char" svg:width="1.655cm" svg:height="0.593cm" draw:z-index="3"><draw:object xlink:href="./Object 2" xlink:type="simple" xlink:show="embed" xlink:actuate="onLoad"/><draw:image xlink:href="./ObjectReplacements/Object 2" xlink:type="simple" xlink:show="embed" xlink:actuate="onLoad"/></draw:frame><text:tab/>(4)</text:p>
        <text:p text:style-name="Body_20_Text_20_Next">Finally we have proven the secret theorem of all speech sciences. No more math is needed to show how useful the result is!</text:p>
        <text:h text:style-name="Heading_20_2" text:outline-level="2">Hyperlinks</text:h>
        <text:p text:style-name="Text_20_body">For technical reasons, the proceedings editor will strip all active links from the papers during processing. Hyperlinks can be included in your paper, if written in full, e.g. “http://www.foo.com/index.html”. The link text must be all black. Please make sure that they present no problems in printing to paper.</text:p>
        <text:h text:style-name="Heading_20_2" text:outline-level="2">Multimedia Files</text:h>
        <text:p text:style-name="Text_20_body">The INTERSPEECH 201<text:span text:style-name="T31">5</text:span> organizing committee offers the possibility to submit multimedia files. These files are meant for audio-visual illustrations that cannot be conveyed in text, tables and graphs. Just like you would when including graphics, make sure that you have sufficient author rights to the multimedia materials that you submit for publication. The proceeding media will NOT contain readers or players, so be sure to use widely accepted file formats, such as MPEG, Windows WAVE PCM (.wav) or Windows Media Video (.wmv) using standard codecs. The files you submit will be accessible from the abstract cards on the media and via a bookmark in the manuscript. From within the manuscript, refer to a multimedia illustration by its filename. Use short file names without blanks.</text:p>
        <text:h text:style-name="Heading_20_2" text:outline-level="2">Page Numbering</text:h>
        <text:p text:style-name="Text_20_body">Page numbers will be added later to the document electronically. <text:span text:style-name="T11">Don't make any footers or headers!</text:span></text:p>
        <text:h text:style-name="Heading_20_2" text:outline-level="2">References</text:h>
        <text:p text:style-name="P7">The reference format is the standard IEEE one. References should be numbered in order of appearance, for example [1], [2], [3, <text:span text:style-name="T32">pp. 417–422</text:span>], <text:span text:style-name="T32">and [4]</text:span>.</text:p>
        <text:h text:style-name="Heading_20_2" text:outline-level="2">Abstract</text:h>
        <text:p text:style-name="Text_20_body">The total length of the abstract is limited to 200 words. The abstract included in your paper and the one you enter during web-based submission must be identical. Avoid non-ASCII characters or symbols as they may not display correctly in the abstract book.</text:p>
        <text:h text:style-name="Heading_20_2" text:outline-level="2">Author affiliation</text:h>
        <text:p text:style-name="Text_20_body">Please list country names as part of the affiliation for each country.</text:p>
        <text:h text:style-name="Heading_20_2" text:outline-level="2">Submitted files</text:h>
        <text:p text:style-name="Text_20_body">Authors are requested to submit PDF files of their manuscripts. You can use commercially available tools or for instance http://www.pdfforge.org/products/pdfcreator. The PDF file should comply with the following requirements: (a) there must be no PASSWORD protection on the PDF file at all; (b) all fonts must be embedded; and (c) the file must be text searchable (do CTRL-F and try to find a common word such as <text:span text:style-name="T42">‘</text:span>the<text:span text:style-name="T43">’</text:span>). The proceedings editors (Causal Productions) will contact authors of non-complying files to obtain a replacement. In order not to endanger the preparation of the proceedings, papers for which a replacement is not provided timely will be withdrawn.</text:p>
        <text:h text:style-name="Heading_20_1" text:outline-level="1">Discussion</text:h>
        <text:h text:style-name="Heading_20_2" text:outline-level="2">Libre Office vs. Open Office</text:h>
        <text:p text:style-name="Body_20_Text_20_Next"><text:span text:style-name="T44">OpenOffice</text:span>, originally developed by Oracle, has been bought by Apache, and has been renamed <text:span text:style-name="T11">Apache Open Office</text:span>. <text:span text:style-name="T11">LibreOffice </text:span>is a fork from the original <text:span text:style-name="T11">Oracle OpenOffice</text:span>. So, nowadays, there are two supported versions: <text:span text:style-name="T11">Apache Open Office </text:span>and <text:span text:style-name="T11">LibreOffice</text:span>, but both use the open standard file format <text:span text:style-name="T11">.odt</text:span>, so this template should work on <text:soft-page-break/>most standard versions. However, we cannot guarantee that it will be exact on your own version. So please check in all cases manually that all guidelines are respected in your paper.</text:p>
        <text:p text:style-name="Body_20_Text_20_Next"/>
        <text:p text:style-name="Body_20_Text_20_Next">For information, this template has been designed <text:span text:style-name="T39">with</text:span> <text:span text:style-name="T11">LibreOffice </text:span>version <text:span text:style-name="T38">4</text:span>.<text:span text:style-name="T38">2</text:span>.<text:span text:style-name="T38">8</text:span>.2 <text:span text:style-name="T38">for Linux</text:span>.</text:p>
        <text:h text:style-name="Heading_20_2" text:outline-level="2"><text:s/>Recommendations</text:h>
        <text:p text:style-name="Text_20_body">When writing your paper, try to avoid as much as possible directly modifying the text style on specific parts of your document with the buttons or menus “bold”, “italic”, “font”, “font size”, “justify”...</text:p>
        <text:p text:style-name="Body_20_Text_20_Next">But rather prefer using the predefined styles:</text:p>
        <text:list xml:id="list3022652864780731719" text:style-name="L1">
          <text:list-item>
            <text:p text:style-name="P20"><text:span text:style-name="T11">Text Body </text:span>for the main text</text:p>
          </text:list-item>
          <text:list-item>
            <text:p text:style-name="P20"><text:span text:style-name="T11">Heading1 </text:span>for a section's title</text:p>
          </text:list-item>
          <text:list-item>
            <text:p text:style-name="P20"><text:span text:style-name="T11">Heading2 </text:span>for a subsection's title</text:p>
          </text:list-item>
          <text:list-item>
            <text:p text:style-name="P20"><text:span text:style-name="T11">Heading3 </text:span>for a sub-subsection's title</text:p>
          </text:list-item>
          <text:list-item>
            <text:p text:style-name="P20"><text:span text:style-name="T11">Reference</text:span>...</text:p>
          </text:list-item>
        </text:list>
        <text:p text:style-name="Body_20_Text_20_Next"/>
        <text:p text:style-name="Body_20_Text_20_Next">This can be done easily on <text:span text:style-name="T11">LibreOffice</text:span><text:span text:style-name="T20"> by selecting a line or a paragraph, and (eventually) using menu “Format / Clear Direct Formatting”, which removes all direct text styles that may have been previously set on the selected text, and then menu “Format / Styles and formatting”, which opens a window with all available styles from which you can choose.</text:span></text:p>
        <text:h text:style-name="Heading_20_1" text:outline-level="1">Conclusions</text:h>
        <text:p text:style-name="Standard">Authors must proof read their PDF file prior to submission to ensure it is correct. Authors should not rely on proofreading the Word file. Please proofread the PDF file before it is submitted.</text:p>
        <text:h text:style-name="Heading_20_1" text:outline-level="1">Acknowledgements</text:h>
        <text:p text:style-name="Text_20_body">The ISCA Board would like to thank the organizing committees of <text:span text:style-name="T45">the </text:span>past INTERSPEECH conferences for their help and for kindly providing the template files.</text:p>
        <text:h text:style-name="P16" text:outline-level="1"/>
        <text:h text:style-name="P17" text:outline-level="1">References</text:h>
        <text:list xml:id="list4632026998163936703" text:style-name="WW8Num16">
          <text:list-item>
            <text:p text:style-name="P13"><text:span text:style-name="T33">S. B. Davis and P. Mermelstein, “Comparison of parametric representation for monosyllabic word recognition in continuously spoken sentences,”</text:span><text:bookmark-start text:name="_Ref131087840"/> <text:span text:style-name="T11">IEEE Trans</text:span><text:span text:style-name="T12">actions on</text:span><text:span text:style-name="T11"> </text:span><text:span text:style-name="T12">Acoustics, </text:span><text:span text:style-name="T11">Speech and </text:span><text:span text:style-name="T12">Signal </text:span><text:span text:style-name="T11">Proc</text:span><text:span text:style-name="T12">essing</text:span>, <text:span text:style-name="T33">vol.</text:span><text:span text:style-name="T35"> </text:span><text:span text:style-name="T33">28, no.</text:span><text:span text:style-name="T35"> </text:span><text:span text:style-name="T33">4, pp.</text:span><text:span text:style-name="T35"> </text:span><text:span text:style-name="T33">357–366</text:span>, 19<text:span text:style-name="T33">80</text:span>.<text:bookmark-end text:name="_Ref131087840"/></text:p>
          </text:list-item>
          <text:list-item>
            <text:p text:style-name="P13"><text:span text:style-name="T34">L. R. Rabiner, </text:span>“<text:span text:style-name="T34">A tutorial on hidden Markov models and selected applications in speech recognition,</text:span>” <text:span text:style-name="T13">Proceedings of the IEEE</text:span><text:span text:style-name="T34">, vol.</text:span><text:span text:style-name="T35"> </text:span><text:span text:style-name="T34">77, no.</text:span><text:span text:style-name="T35"> </text:span><text:span text:style-name="T34">2, pp.</text:span><text:span text:style-name="T35"> </text:span><text:span text:style-name="T34">257–286, 1989</text:span>.</text:p>
          </text:list-item>
          <text:list-item>
            <text:p text:style-name="P14"><text:span text:style-name="T36">T.</text:span> H<text:span text:style-name="T36">astie, R. Tibshirani, and J.</text:span> <text:span text:style-name="T36">Friedman</text:span>, <text:span text:style-name="T14">The Elements of Statis</text:span><text:span text:style-name="T18">­</text:span><text:span text:style-name="T14">ti</text:span><text:span text:style-name="T19">­</text:span><text:span text:style-name="T14">cal Learning – Data Mining, Interference, and Prediction</text:span>, <text:span text:style-name="T36">New York: Springer, 2009.</text:span></text:p>
          </text:list-item>
          <text:list-item>
            <text:p text:style-name="P15"><text:span text:style-name="T37">F. Lastname1, F. Lastname2, and F. Lastname3, “Title of your IN­TERSPEECH 2015 publication,” in </text:span><text:span text:style-name="T15">I</text:span><text:span text:style-name="T16">NTERSPEECH</text:span><text:span text:style-name="T15"> 2015 – 16</text:span><text:span text:style-name="T5">th</text:span><text:span text:style-name="T15"> Annual Conference of the International Speech Communi</text:span><text:span text:style-name="T17">­</text:span><text:span text:style-name="T15">ca</text:span><text:span text:style-name="T17">­</text:span><text:span text:style-name="T15">tion Association, September 6-10, Dresden, Germany, Procee</text:span><text:span text:style-name="T17">­</text:span><text:span text:style-name="T15">dings</text:span><text:span text:style-name="T37">, </text:span>20<text:span text:style-name="T37">15, pp. 100–104.</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ntarell" svg:font-family="Cantarell"/>
    <style:font-face style:name="Tahoma2" svg:font-family="Tahoma"/>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Bitstream Vera San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Bitstream Vera San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next-style-name="Body_20_Text_20_Next" style:class="text" style:master-page-name="">
      <style:paragraph-properties fo:margin-top="0cm" fo:margin-bottom="0.102cm" style:contextual-spacing="false" fo:line-height="100%"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Tahoma1" style:font-family-asian="Tahoma"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318cm" fo:margin-bottom="0.212cm" style:contextual-spacing="false" fo:text-align="center" style:justify-single-word="false" fo:text-indent="0cm" style:auto-text-indent="false" fo:keep-with-next="always"/>
      <style:text-properties fo:font-size="12pt" fo:font-weight="bold" style:font-size-asian="12pt" style:font-weight-asian="bold" style:font-size-complex="12pt"/>
    </style:style>
    <style:style style:name="Heading_20_2" style:display-name="Heading 2" style:family="paragraph" style:parent-style-name="Standard" style:next-style-name="Text_20_body" style:default-outline-level="2" style:class="text">
      <style:paragraph-properties fo:margin-left="0cm" fo:margin-right="0cm" fo:margin-top="0.318cm" fo:margin-bottom="0.212cm" style:contextual-spacing="false" fo:text-indent="0cm" style:auto-text-indent="false" fo:keep-with-next="always"/>
      <style:text-properties fo:font-size="10pt" fo:font-weight="bold" style:font-size-asian="10pt" style:font-weight-asian="bold"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318cm" fo:margin-bottom="0.212cm" style:contextual-spacing="false" fo:text-indent="0cm" style:auto-text-indent="false" fo:keep-with-next="always">
        <style:tab-stops>
          <style:tab-stop style:position="1.016cm"/>
        </style:tab-stops>
      </style:paragraph-propertie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style:contextual-spacing="false" fo:text-indent="0cm" style:auto-text-indent="false" fo:keep-with-next="always"/>
      <style:text-properties fo:font-size="9pt" fo:font-style="italic" fo:font-weight="bold" style:font-size-asian="9pt" style:font-style-asian="italic" style:font-weight-asian="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style:contextual-spacing="false" fo:text-indent="0cm" style:auto-text-indent="false"/>
      <style:text-properties fo:font-size="9pt" style:font-size-asian="9pt"/>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tyle="italic" style:font-style-asian="italic"/>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left="0.51cm" fo:margin-right="0.51cm" fo:margin-top="0.212cm" fo:margin-bottom="0.423cm" style:contextual-spacing="false" fo:text-align="center" style:justify-single-word="false" fo:text-indent="0cm" style:auto-text-indent="false"/>
      <style:text-properties style:font-size-complex="9pt"/>
    </style:style>
    <style:style style:name="Footnote" style:family="paragraph" style:parent-style-name="Standard" style:class="extra"/>
    <style:style style:name="Index" style:family="paragraph" style:parent-style-name="Text_20_body" style:next-style-name="Heading_20_1" style:class="index">
      <style:text-properties style:font-size-complex="9pt"/>
    </style:style>
    <style:style style:name="Title" style:family="paragraph" style:parent-style-name="Standard" style:next-style-name="Author" style:class="chapter">
      <style:paragraph-properties fo:margin-top="0.423cm" fo:margin-bottom="0.106cm" style:contextual-spacing="false" fo:text-align="center" style:justify-single-word="false"/>
      <style:text-properties fo:font-size="14pt"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_20_Text" style:display-name="Comment Text" style:family="paragraph" style:parent-style-name="Standard"/>
    <style:style style:name="Footnote_20_Base" style:display-name="Footnote Base" style:family="paragraph" style:parent-style-name="Standard">
      <style:paragraph-properties fo:margin-left="0.33cm" fo:margin-right="0cm" fo:margin-top="0cm" fo:margin-bottom="0cm" style:contextual-spacing="false" fo:line-height="0.388cm" fo:text-indent="-0.33cm" style:auto-text-indent="false">
        <style:tab-stops>
          <style:tab-stop style:position="0cm"/>
        </style:tab-stops>
      </style:paragraph-properties>
      <style:text-properties fo:font-size="9pt" style:font-size-asian="9pt"/>
    </style:style>
    <style:style style:name="Body_20_Text_20_Next" style:display-name="Body Text Next" style:family="paragraph" style:parent-style-name="Text_20_body">
      <style:paragraph-properties fo:margin-left="0cm" fo:margin-right="0cm" fo:margin-top="0cm" fo:margin-bottom="0.102cm" style:contextual-spacing="false" fo:text-indent="0.508cm" style:auto-text-indent="false"/>
    </style:style>
    <style:style style:name="Author" style:family="paragraph" style:parent-style-name="Standard" style:next-style-name="Affiliation">
      <style:paragraph-properties fo:margin-top="0.388cm" fo:margin-bottom="0.388cm" style:contextual-spacing="false" fo:text-align="center" style:justify-single-word="false"/>
      <style:text-properties fo:font-size="12pt" fo:font-style="italic" style:font-size-asian="12pt" style:font-style-asian="italic"/>
    </style:style>
    <style:style style:name="Affiliation" style:family="paragraph" style:parent-style-name="Standard">
      <style:paragraph-properties fo:text-align="center" style:justify-single-word="false"/>
      <style:text-properties fo:font-size="12pt" style:font-size-asian="12pt"/>
    </style:style>
    <style:style style:name="Macro_20_Text" style:display-name="Macro Text" style:family="paragraph" style:parent-style-name="Standard">
      <style:paragraph-properties fo:margin-left="0cm" fo:margin-right="0.079cm" fo:margin-top="0cm" fo:margin-bottom="0.212cm" style:contextual-spacing="false" fo:text-indent="0cm" style:auto-text-indent="false"/>
      <style:text-properties style:font-name="Courier New" fo:font-family="'Courier New'" style:font-family-generic="modern" fo:font-size="9pt" style:font-size-asian="9pt"/>
    </style:style>
    <style:style style:name="Reference" style:family="paragraph" style:parent-style-name="Standard" style:list-style-name="WW8Num16">
      <style:paragraph-properties fo:margin-left="0cm" fo:margin-right="0cm" fo:margin-top="0cm" fo:margin-bottom="0cm" style:contextual-spacing="false" fo:text-indent="0cm" style:auto-text-indent="false"/>
      <style:text-properties fo:font-size="8pt" style:font-size-asian="9pt"/>
    </style:style>
    <style:style style:name="Equation" style:family="paragraph" style:parent-style-name="Standard">
      <style:paragraph-properties fo:margin-top="0.212cm" fo:margin-bottom="0.212cm" style:contextual-spacing="false" fo:text-align="start" style:justify-single-word="false">
        <style:tab-stops>
          <style:tab-stop style:position="1cm"/>
          <style:tab-stop style:position="8.001cm" style:type="right"/>
        </style:tab-stops>
      </style:paragraph-properties>
    </style:style>
    <style:style style:name="NumItem" style:family="paragraph" style:parent-style-name="Standard" style:list-style-name="WW8Num14">
      <style:paragraph-properties fo:margin-left="0cm" fo:margin-right="0.508cm" fo:margin-top="0cm" fo:margin-bottom="0cm" style:contextual-spacing="false" fo:text-indent="0cm" style:auto-text-indent="false"/>
      <style:text-properties fo:font-size="9pt" style:font-size-asian="9pt"/>
    </style:style>
    <style:style style:name="AbstractHeading" style:family="paragraph" style:parent-style-name="Standard">
      <style:paragraph-properties fo:margin-left="0cm" fo:margin-right="0.079cm" fo:margin-top="0.141cm" fo:margin-bottom="0.212cm" style:contextual-spacing="false" fo:text-align="center" style:justify-single-word="false" fo:text-indent="0cm" style:auto-text-indent="false"/>
      <style:text-properties fo:font-size="12pt" fo:font-weight="bold" style:font-size-asian="12pt" style:font-weight-asian="bold"/>
    </style:style>
    <style:style style:name="Table_20_caption" style:display-name="Table caption" style:family="paragraph" style:parent-style-name="Caption">
      <style:paragraph-properties fo:margin-left="0.508cm" fo:margin-right="0.508cm" fo:margin-top="0.212cm" fo:margin-bottom="0.212cm" style:contextual-spacing="false" fo:text-indent="0cm" style:auto-text-indent="false"/>
      <style:text-properties fo:font-size="8pt" style:font-size-asian="8pt" style:font-size-complex="8pt"/>
    </style:style>
    <style:style style:name="Figure_20_caption" style:display-name="Figure caption" style:family="paragraph" style:parent-style-name="Table_20_caption">
      <style:paragraph-properties fo:margin-top="0cm" fo:margin-bottom="0.106cm" style:contextual-spacing="false"/>
      <style:text-properties fo:font-size="8pt" style:font-size-asian="8pt" style:font-size-complex="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MTDisplayEquation" style:family="paragraph" style:parent-style-name="Standard" style:next-style-name="Standard">
      <style:paragraph-properties fo:text-align="start" style:justify-single-word="false">
        <style:tab-stops>
          <style:tab-stop style:position="0.508cm"/>
          <style:tab-stop style:position="7.874cm" style:type="right"/>
        </style:tab-stops>
      </style:paragraph-properties>
      <style:text-properties style:font-size-complex="12pt"/>
    </style:style>
    <style:style style:name="email" style:family="paragraph" style:parent-style-name="Standard">
      <style:paragraph-properties fo:margin-top="0.106cm" fo:margin-bottom="0cm" style:contextual-spacing="false" fo:text-align="center" style:justify-single-word="false"/>
      <style:text-properties style:font-name="Courier" fo:font-family="Courier, 'Courier New'" style:font-family-generic="modern"/>
    </style:style>
    <style:style style:name="List_20_Bullet" style:display-name="List Bullet" style:family="paragraph" style:parent-style-name="Standard" style:list-style-name="WW8Num7">
      <style:paragraph-properties fo:margin-left="0.381cm" fo:margin-right="0cm" fo:margin-top="0.106cm" fo:margin-bottom="0cm" style:contextual-spacing="false" fo:text-indent="0cm" style:auto-text-indent="false">
        <style:tab-stops/>
      </style:paragraph-properties>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weight-complex="bold"/>
    </style:style>
    <style:style style:name="Style_20_Caption_20__2b__20_Justified" style:display-name="Style Caption + Justified" style:family="paragraph" style:parent-style-name="Caption">
      <style:paragraph-properties fo:text-align="justify" style:justify-single-word="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Default_20_Paragraph_20_Font">
      <style:text-properties fo:color="#333399" style:text-line-through-style="none" style:font-name="Arial" fo:font-family="Arial" style:font-family-generic="swiss" style:font-pitch="variable" fo:font-size="9pt" style:text-underline-style="none" style:font-size-asian="9pt" style:font-name-complex="Arial" style:font-family-complex="Arial" style:font-family-generic-complex="swiss" style:font-pitch-complex="variable" style:font-size-complex="9pt"/>
    </style:style>
    <style:style style:name="Endnote_20_Symbol" style:display-name="Endnote Symbol" style:family="text" style:parent-style-name="Default_20_Paragraph_20_Font">
      <style:text-properties style:text-position="super 58%"/>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7z0" style:family="text">
      <style:text-properties style:font-name="Symbol" fo:font-family="Symbol" style:font-family-generic="roman" style:font-pitch="variable" style:font-charset="x-symbol"/>
    </style:style>
    <style:style style:name="WW8Num17z2" style:family="text">
      <style:text-properties style:font-name="Wingdings" fo:font-family="Wingdings" style:font-pitch="variable" style:font-charset="x-symbol"/>
    </style:style>
    <style:style style:name="WW8Num17z4" style:family="text">
      <style:text-properties style:font-name="Courier New" fo:font-family="'Courier New'" style:font-family-generic="modern" style:font-name-complex="Courier New" style:font-family-complex="'Courier New'" style:font-family-generic-complex="modern"/>
    </style:style>
    <style:style style:name="Default_20_Paragraph_20_Font" style:display-name="Default Paragraph Font" style:family="text"/>
    <style:style style:name="_20_Char" style:display-name=" Char" style:family="text" style:parent-style-name="Default_20_Paragraph_20_Font">
      <style:text-properties fo:font-size="9pt" fo:language="en" fo:country="US" style:font-size-asian="9pt" style:font-size-complex="9pt" style:language-complex="ar" style:country-complex="SA"/>
    </style:style>
    <style:style style:name="Comment_20_Reference" style:display-name="Comment Reference" style:family="text" style:parent-style-name="Default_20_Paragraph_20_Font">
      <style:text-properties fo:font-size="8pt" style:font-size-asian="8pt"/>
    </style:style>
    <style:style style:name="Table_20_caption_20_Char" style:display-name="Table caption Char" style:family="text" style:parent-style-name="_20_Char">
      <style:text-properties fo:font-size="8pt" style:font-size-asian="8pt" style:font-size-complex="8pt"/>
    </style:style>
    <style:style style:name="Figure_20_caption_20_Char" style:display-name="Figure caption Char" style:family="text" style:parent-style-name="Table_20_caption_20_Char"/>
    <style:style style:name="MTEquationSection" style:family="text" style:parent-style-name="Default_20_Paragraph_20_Font">
      <style:text-properties fo:color="#ff0000" text:display="true"/>
    </style:style>
    <style:style style:name="smallwhite"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049cm" text:min-label-distance="0.3cm"/>
      </text:outline-level-style>
      <text:outline-level-style text:level="2" style:num-suffix="." style:num-format="1" text:display-levels="2">
        <style:list-level-properties text:min-label-distance="0.199cm"/>
      </text:outline-level-style>
      <text:outline-level-style text:level="3" style:num-suffix="." style:num-format="1" text:display-levels="3">
        <style:list-level-properties text:min-label-distance="0.101cm"/>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min-label-width="0.4cm"/>
        <style:text-properties style:font-name="Times New Roman"/>
      </text:list-level-style-bullet>
      <text:list-level-style-bullet text:level="2" text:style-name="Bullet_20_Symbols" text:bullet-char="○">
        <style:list-level-properties text:space-before="0.5cm" text:min-label-width="0.4cm"/>
        <style:text-properties style:font-name="Times New Roman"/>
      </text:list-level-style-bullet>
      <text:list-level-style-number text:level="3" style:num-suffix="." style:num-format="1">
        <style:list-level-properties text:space-before="1.905cm" text:min-label-width="0.191cm"/>
      </text:list-level-style-number>
      <text:list-level-style-number text:level="4" style:num-suffix="." style:num-format="1">
        <style:list-level-properties text:space-before="2.54cm" text:min-label-width="0.191cm"/>
      </text:list-level-style-number>
      <text:list-level-style-number text:level="5" style:num-suffix="." style:num-format="1">
        <style:list-level-properties text:space-before="3.175cm" text:min-label-width="0.191cm"/>
      </text:list-level-style-number>
      <text:list-level-style-number text:level="6" style:num-suffix="." style:num-format="1">
        <style:list-level-properties text:space-before="3.81cm" text:min-label-width="0.191cm"/>
      </text:list-level-style-number>
      <text:list-level-style-number text:level="7" style:num-suffix="." style:num-format="1">
        <style:list-level-properties text:space-before="4.445cm" text:min-label-width="0.191cm"/>
      </text:list-level-style-number>
      <text:list-level-style-number text:level="8" style:num-suffix="." style:num-format="1">
        <style:list-level-properties text:space-before="5.08cm" text:min-label-width="0.191cm"/>
      </text:list-level-style-number>
      <text:list-level-style-number text:level="9" style:num-suffix="." style:num-format="1">
        <style:list-level-properties text:space-before="5.715cm" text:min-label-width="0.191cm"/>
      </text:list-level-style-number>
      <text:list-level-style-number text:level="10" style:num-suffix="." style:num-format="1">
        <style:list-level-properties text:space-before="6.35cm" text:min-label-width="0.191cm"/>
      </text:list-level-style-number>
    </text:list-style>
    <text:list-style style:name="WW8Num8">
      <text:list-level-style-number text:level="1" style:num-suffix="." style:num-format="1">
        <style:list-level-properties text:min-label-width="0.049cm"/>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27cm" text:min-label-width="0.635cm"/>
        <style:text-properties style:font-name="Symbol"/>
      </text:list-level-style-bullet>
      <text:list-level-style-bullet text:level="2" text:style-name="WW8Num11z1" text:bullet-char="o">
        <style:list-level-properties text:space-before="2.54cm" text:min-label-width="0.635cm"/>
        <style:text-properties fo:font-family="'Courier New'" style:font-family-generic="modern" style:font-pitch="fixed"/>
      </text:list-level-style-bullet>
      <text:list-level-style-bullet text:level="3" text:style-name="WW8Num11z2" text:bullet-char="">
        <style:list-level-properties text:space-before="3.81cm" text:min-label-width="0.635cm"/>
        <style:text-properties style:font-name="Wingdings"/>
      </text:list-level-style-bullet>
      <text:list-level-style-bullet text:level="4" text:style-name="WW8Num11z0" text:bullet-char="">
        <style:list-level-properties text:space-before="5.08cm" text:min-label-width="0.635cm"/>
        <style:text-properties style:font-name="Symbol"/>
      </text:list-level-style-bullet>
      <text:list-level-style-bullet text:level="5" text:style-name="WW8Num11z1" text:bullet-char="o">
        <style:list-level-properties text:space-before="6.35cm" text:min-label-width="0.635cm"/>
        <style:text-properties fo:font-family="'Courier New'" style:font-family-generic="modern" style:font-pitch="fixed"/>
      </text:list-level-style-bullet>
      <text:list-level-style-bullet text:level="6" text:style-name="WW8Num11z2" text:bullet-char="">
        <style:list-level-properties text:space-before="7.62cm" text:min-label-width="0.635cm"/>
        <style:text-properties style:font-name="Wingdings"/>
      </text:list-level-style-bullet>
      <text:list-level-style-bullet text:level="7" text:style-name="WW8Num11z0" text:bullet-char="">
        <style:list-level-properties text:space-before="8.89cm" text:min-label-width="0.635cm"/>
        <style:text-properties style:font-name="Symbol"/>
      </text:list-level-style-bullet>
      <text:list-level-style-bullet text:level="8" text:style-name="WW8Num11z1" text:bullet-char="o">
        <style:list-level-properties text:space-before="10.16cm" text:min-label-width="0.635cm"/>
        <style:text-properties fo:font-family="'Courier New'" style:font-family-generic="modern" style:font-pitch="fixed"/>
      </text:list-level-style-bullet>
      <text:list-level-style-bullet text:level="9" text:style-name="WW8Num11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1.136cm" text:min-label-width="0.635cm"/>
        <style:text-properties style:font-name="Symbol"/>
      </text:list-level-style-bullet>
      <text:list-level-style-bullet text:level="2" text:style-name="WW8Num12z1" text:bullet-char="o">
        <style:list-level-properties text:space-before="2.406cm" text:min-label-width="0.635cm"/>
        <style:text-properties fo:font-family="'Courier New'" style:font-family-generic="modern" style:font-pitch="fixed"/>
      </text:list-level-style-bullet>
      <text:list-level-style-bullet text:level="3" text:style-name="WW8Num12z2" text:bullet-char="">
        <style:list-level-properties text:space-before="3.676cm" text:min-label-width="0.635cm"/>
        <style:text-properties style:font-name="Wingdings"/>
      </text:list-level-style-bullet>
      <text:list-level-style-bullet text:level="4" text:style-name="WW8Num12z0" text:bullet-char="">
        <style:list-level-properties text:space-before="4.946cm" text:min-label-width="0.635cm"/>
        <style:text-properties style:font-name="Symbol"/>
      </text:list-level-style-bullet>
      <text:list-level-style-bullet text:level="5" text:style-name="WW8Num12z1" text:bullet-char="o">
        <style:list-level-properties text:space-before="6.216cm" text:min-label-width="0.635cm"/>
        <style:text-properties fo:font-family="'Courier New'" style:font-family-generic="modern" style:font-pitch="fixed"/>
      </text:list-level-style-bullet>
      <text:list-level-style-bullet text:level="6" text:style-name="WW8Num12z2" text:bullet-char="">
        <style:list-level-properties text:space-before="7.486cm" text:min-label-width="0.635cm"/>
        <style:text-properties style:font-name="Wingdings"/>
      </text:list-level-style-bullet>
      <text:list-level-style-bullet text:level="7" text:style-name="WW8Num12z0" text:bullet-char="">
        <style:list-level-properties text:space-before="8.756cm" text:min-label-width="0.635cm"/>
        <style:text-properties style:font-name="Symbol"/>
      </text:list-level-style-bullet>
      <text:list-level-style-bullet text:level="8" text:style-name="WW8Num12z1" text:bullet-char="o">
        <style:list-level-properties text:space-before="10.026cm" text:min-label-width="0.635cm"/>
        <style:text-properties fo:font-family="'Courier New'" style:font-family-generic="modern" style:font-pitch="fixed"/>
      </text:list-level-style-bullet>
      <text:list-level-style-bullet text:level="9" text:style-name="WW8Num12z2"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fo:font-family="'Courier New'" style:font-family-generic="modern" style:font-pitch="fixed"/>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fo:font-family="'Courier New'" style:font-family-generic="modern" style:font-pitch="fixed"/>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fo:font-family="'Courier New'" style:font-family-generic="modern" style:font-pitch="fixed"/>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4" text:bullet-char="o">
        <style:list-level-properties text:space-before="5.715cm" text:min-label-width="0.635cm"/>
        <style:text-properties fo:font-family="'Courier New'" style:font-family-generic="modern" style:font-pitch="fixed"/>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4" text:bullet-char="o">
        <style:list-level-properties text:space-before="9.525cm" text:min-label-width="0.635cm"/>
        <style:text-properties fo:font-family="'Courier New'" style:font-family-generic="modern" style:font-pitch="fixed"/>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3.5cm" fo:margin-left="2cm" fo:margin-right="2cm" style:writing-mode="lr-tb" style:layout-grid-color="#c0c0c0" style:layout-grid-lines="38"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style:master-page style:name="Endnote" style:page-layout-name="Mpm4"/>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Linux_X86_64 LibreOffice_project/410m0$Build-2</meta:generator>
    <meta:creation-date>2009-02-12T19:55:06</meta:creation-date>
    <dc:date>2015-02-02T09:54:09.048695133</dc:date>
    <dc:language>en-GB</dc:language>
    <meta:editing-cycles>123</meta:editing-cycles>
    <meta:editing-duration>PT4H1M57S</meta:editing-duration>
    <dc:creator>Stefan Steidl</dc:creator>
    <dc:title>Paper Template for INTERSPEECH 2015</dc:title>
    <meta:document-statistic meta:table-count="1" meta:image-count="0" meta:object-count="5" meta:page-count="4" meta:paragraph-count="101" meta:word-count="1551" meta:character-count="9390" meta:non-whitespace-character-count="7971"/>
    <meta:user-defined meta:name="Info 1"/>
    <meta:user-defined meta:name="Info 2"/>
    <meta:user-defined meta:name="Info 3"/>
    <meta:user-defined meta:name="Info 4"/>
    <meta:user-defined meta:name="MTEquationNumber2" meta:value-type="string">(#E1)</meta:user-defined>
    <meta:user-defined meta:name="MTEquationSection" meta:value-type="string">1</meta:user-defined>
    <meta:user-defined meta:name="MTWinEqns" meta:value-type="boolean">true</meta:user-defined>
  </office:meta>
</office:document-meta>
</file>

<file path=Object 1/content.xml><?xml version="1.0" encoding="utf-8"?>
<!DOCTYPE math  PUBLIC '-//OpenOffice.org//DTD Modified W3C MathML 1.01//EN'  'math.dtd'>
<math:math xmlns:math="http://www.w3.org/1998/Math/MathML">
  <math:semantics>
    <math:mstyle math:fontsize="80%">
      <math:mrow>
        <math:mrow>
          <math:mrow>
            <math:msub>
              <math:mo math:stretchy="false">∮</math:mo>
              <math:mi>C</math:mi>
            </math:msub>
            <math:mi>F</math:mi>
          </math:mrow>
          <math:mrow>
            <math:mo math:stretchy="false">(</math:mo>
            <math:mi>z</math:mi>
            <math:mo math:stretchy="false">)</math:mo>
          </math:mrow>
          <math:mrow>
            <math:mi math:fontstyle="italic">dz</math:mi>
            <math:mo math:stretchy="false">=</math:mo>
            <math:mn>2</math:mn>
          </math:mrow>
          <math:mo math:stretchy="false">π</math:mo>
          <math:mi>j</math:mi>
          <math:mrow>
            <math:munder>
              <math:mo math:stretchy="false">∑</math:mo>
              <math:mi>k</math:mi>
            </math:munder>
            <math:mi>Re</math:mi>
          </math:mrow>
          <math:mtext> </math:mtext>
          <math:mi>s</math:mi>
          <math:mrow>
            <math:mo math:stretchy="false">[</math:mo>
            <math:mrow>
              <math:mi>F</math:mi>
              <math:mrow>
                <math:mo math:stretchy="false">(</math:mo>
                <math:mi>z</math:mi>
                <math:mo math:stretchy="false">)</math:mo>
              </math:mrow>
              <math:mi>,</math:mi>
              <math:msub>
                <math:mi>p</math:mi>
                <math:mi>k</math:mi>
              </math:msub>
            </math:mrow>
            <math:mo math:stretchy="false">]</math:mo>
          </math:mrow>
        </math:mrow>
      </math:mrow>
    </math:mstyle>
    <math:annotation math:encoding="StarMath 5.0">size*.8 {lint_C F(z)dz = 2%pi j sum from k func Re " " s [F(z),p_k]  }</math:annotation>
  </math:semantics>
</math:math>
</file>

<file path=Object 2/content.xml><?xml version="1.0" encoding="utf-8"?>
<!DOCTYPE math  PUBLIC '-//OpenOffice.org//DTD Modified W3C MathML 1.01//EN'  'math.dtd'>
<math:math xmlns:math="http://www.w3.org/1998/Math/MathML">
  <math:semantics>
    <math:mstyle math:fontsize="80%">
      <math:mrow>
        <math:mrow>
          <math:mrow>
            <math:mn>1</math:mn>
            <math:mo math:stretchy="false">+</math:mo>
            <math:mn>1</math:mn>
          </math:mrow>
          <math:mrow>
            <math:mtext> </math:mtext>
            <math:mo math:stretchy="false">=</math:mo>
            <math:mtext> </math:mtext>
          </math:mrow>
          <math:mo math:stretchy="false">π</math:mo>
        </math:mrow>
      </math:mrow>
    </math:mstyle>
    <math:annotation math:encoding="StarMath 5.0">size*.8 {1+1 " " = " " %pi}</math:annotation>
  </math:semantics>
</math:math>
</file>

<file path=Object 3/content.xml><?xml version="1.0" encoding="utf-8"?>
<math xmlns="http://www.w3.org/1998/Math/MathML" display="block">
  <semantics>
    <mstyle mathsize="80%">
      <mrow>
        <msub>
          <mi>f</mi>
          <mi mathvariant="normal">ω</mi>
        </msub>
        <mrow>
          <mrow>
            <mo fence="true" stretchy="false">(</mo>
            <mrow>
              <mi>t</mi>
            </mrow>
            <mo fence="true" stretchy="false">)</mo>
          </mrow>
          <mo stretchy="false">=</mo>
          <mfrac>
            <mn>1</mn>
            <mrow>
              <mn>2</mn>
              <mi mathvariant="normal">π</mi>
              <mi>j</mi>
            </mrow>
          </mfrac>
        </mrow>
        <mrow>
          <msub>
            <mo stretchy="false">∮</mo>
            <mi>C</mi>
          </msub>
          <mfrac>
            <mrow>
              <msup>
                <mi>v</mi>
                <mrow>
                  <mo stretchy="false">−</mo>
                  <mn>1</mn>
                </mrow>
              </msup>
              <mi mathvariant="italic">dv</mi>
            </mrow>
            <mrow>
              <mrow>
                <mo fence="true" stretchy="false">(</mo>
                <mrow>
                  <mrow>
                    <mrow>
                      <mn>1</mn>
                      <mo stretchy="false">−</mo>
                      <mi mathvariant="normal">β</mi>
                    </mrow>
                    <msup>
                      <mi>v</mi>
                      <mrow>
                        <mo stretchy="false">−</mo>
                        <mn>1</mn>
                      </mrow>
                    </msup>
                  </mrow>
                </mrow>
                <mo fence="true" stretchy="false">)</mo>
              </mrow>
              <mrow>
                <mo fence="true" stretchy="false">(</mo>
                <mrow>
                  <mrow>
                    <msup>
                      <mi>v</mi>
                      <mrow>
                        <mo stretchy="false">−</mo>
                        <mn>1</mn>
                      </mrow>
                    </msup>
                    <mo stretchy="false">−</mo>
                    <mi mathvariant="normal">β</mi>
                  </mrow>
                </mrow>
                <mo fence="true" stretchy="false">)</mo>
              </mrow>
            </mrow>
          </mfrac>
        </mrow>
      </mrow>
    </mstyle>
    <annotation encoding="StarMath 5.0">size*.8 {f_%omega(t) = 1 over {2 %pi j}lint_C { {v^-1 dv} over {(1-%beta v^-1)(v^-1 - %beta) } } }</annotation>
  </semantics>
</math>
</file>

<file path=Object 6/content.xml><?xml version="1.0" encoding="utf-8"?>
<!DOCTYPE math  PUBLIC '-//OpenOffice.org//DTD Modified W3C MathML 1.01//EN'  'math.dtd'>
<math:math xmlns:math="http://www.w3.org/1998/Math/MathML">
  <math:semantics>
    <math:mstyle math:fontsize="80%">
      <math:mrow>
        <math:mrow>
          <math:mi>x</math:mi>
          <math:mrow>
            <math:mrow>
              <math:mo math:stretchy="false">(</math:mo>
              <math:mi>t</math:mi>
              <math:mo math:stretchy="false">)</math:mo>
            </math:mrow>
            <math:mo math:stretchy="false">=</math:mo>
            <math:mi>s</math:mi>
          </math:mrow>
          <math:mrow>
            <math:mo math:stretchy="false">(</math:mo>
            <math:mrow>
              <math:msub>
                <math:mi>f</math:mi>
                <math:mo math:stretchy="false">ω</math:mo>
              </math:msub>
              <math:mrow>
                <math:mo math:stretchy="false">(</math:mo>
                <math:mi>t</math:mi>
                <math:mo math:stretchy="false">)</math:mo>
              </math:mrow>
            </math:mrow>
            <math:mo math:stretchy="false">)</math:mo>
          </math:mrow>
        </math:mrow>
      </math:mrow>
    </math:mstyle>
    <math:annotation math:encoding="StarMath 5.0">size*.8  {x(t) = s(f_%omega(t)) }</math:annotation>
  </math:semantics>
</math:math>
</file>

<file path=Object 7/content.xml><?xml version="1.0" encoding="utf-8"?>
<!DOCTYPE math  PUBLIC '-//OpenOffice.org//DTD Modified W3C MathML 1.01//EN'  'math.dtd'>
<math:math xmlns:math="http://www.w3.org/1998/Math/MathML">
  <math:semantics>
    <math:mstyle math:fontsize="80%">
      <math:mrow>
        <math:mrow>
          <math:msub>
            <math:mi>f</math:mi>
            <math:mo math:stretchy="false">ω</math:mo>
          </math:msub>
          <math:mrow>
            <math:mo math:stretchy="false">(</math:mo>
            <math:mi>t</math:mi>
            <math:mo math:stretchy="false">)</math:mo>
          </math:mrow>
        </math:mrow>
      </math:mrow>
    </math:mstyle>
    <math:annotation math:encoding="StarMath 5.0">size*.8 {f_%omega(t)}</math:annotation>
  </math:semantics>
</math:math>
</file>